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1187.55pt"/>
    </style:style>
    <style:style style:name="co7" style:family="table-column">
      <style:table-column-properties fo:break-before="auto" style:column-width="119.11pt"/>
    </style:style>
    <style:style style:name="co8" style:family="table-column">
      <style:table-column-properties fo:break-before="auto" style:column-width="135.3pt"/>
    </style:style>
    <style:style style:name="co9" style:family="table-column">
      <style:table-column-properties fo:break-before="auto" style:column-width="147.66pt"/>
    </style:style>
    <style:style style:name="co10" style:family="table-column">
      <style:table-column-properties fo:break-before="auto" style:column-width="1359.69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875.2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vk-mx8m-bs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2" office:value-type="string" calcext:value-type="string">
            <text:p><text:s/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Number per Board</text:p>
          </table:table-cell>
          <table:table-cell table:style-name="ce2" office:value-type="string" calcext:value-type="string">
            <text:p><text:s/>SMD / THT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Datasheet</text:p>
          </table:table-cell>
          <table:table-cell table:style-name="ce2" office:value-type="string" calcext:value-type="string">
            <text:p><text:s/>MFG Name</text:p>
          </table:table-cell>
          <table:table-cell table:style-name="ce2" office:value-type="string" calcext:value-type="string">
            <text:p><text:s/>MFG Part Num</text:p>
          </table:table-cell>
          <table:table-cell table:style-name="ce2" office:value-type="string" calcext:value-type="string">
            <text:p><text:s/>Distrib PN</text:p>
          </table:table-cell>
          <table:table-cell table:style-name="ce2" office:value-type="string" calcext:value-type="string">
            <text:p><text:s/>Distrib Link</text:p>
          </table:table-cell>
          <table:table-cell table:style-name="ce2" office:value-type="string" calcext:value-type="string">
            <text:p><text:s/>Tolerance</text:p>
          </table:table-cell>
          <table:table-cell table:style-name="ce2" office:value-type="string" calcext:value-type="string">
            <text:p><text:s/>Others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R226, R807, R907, R908, R901, R1001, R1914, R2002, R2202</text:p>
          </table:table-cell>
          <table:table-cell table:style-name="ce4" office:value-type="float" office:value="0" calcext:value-type="float">
            <text:p>0</text:p>
          </table:table-cell>
          <table:table-cell table:formula="of:=LEN([.A2])-LEN(SUBSTITUTE([.A2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3, R910</text:p>
          </table:table-cell>
          <table:table-cell table:style-name="ce4" office:value-type="float" office:value="1" calcext:value-type="float">
            <text:p>1</text:p>
          </table:table-cell>
          <table:table-cell table:formula="of:=LEN([.A3])-LEN(SUBSTITUTE([.A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6</text:p>
          </table:table-cell>
          <table:table-cell table:style-name="ce4" office:value-type="float" office:value="5.1" calcext:value-type="float">
            <text:p>5.1</text:p>
          </table:table-cell>
          <table:table-cell table:formula="of:=LEN([.A4])-LEN(SUBSTITUTE([.A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http://www.yageo.com/documents/recent/PYu-RT_1-to-0.01_RoHS_L_9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DRE075R1L</text:p>
          </table:table-cell>
          <table:table-cell office:value-type="string" calcext:value-type="string">
            <text:p>603-RT0603DRE075R1L</text:p>
          </table:table-cell>
          <table:table-cell office:value-type="string" calcext:value-type="string">
            <text:p>https://www.mouser.com/ProductDetail/Yageo/RT0603DRE075R1L?qs=%2fha2pyFaduht7PCjER6AutY0cwRaA5v8%252bIKbr7x%252bqtcf2D6zoEEfG7Yq%2fpVpDtKT&amp;utm_source=octopart&amp;utm_medium=aggregator&amp;utm_campaign=603-RT0603DRE075R1L&amp;utm_content=Yageo</text:p>
          </table:table-cell>
          <table:table-cell table:style-name="ce1" office:value-type="string" calcext:value-type="string">
            <text:p>0.5%</text:p>
          </table:table-cell>
          <table:table-cell office:value-type="string" calcext:value-type="string">
            <text:p>https://www.digikey.com/products/en/resistors/chip-resistor-surface-mount/52?k=&amp;pkeyword=&amp;pv3=380&amp;pv3=370&amp;pv3=377&amp;pv3=355&amp;FV=c0001%2Cc0163%2Cc0172%2Cc0179%2Cc017c%2C400005%2C1f140000%2Cmu5.1+Ohms%7C2085%2Cffe0003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402, R1401, R1404, R1403, R1603, R1605, R2203</text:p>
          </table:table-cell>
          <table:table-cell table:style-name="ce4" office:value-type="float" office:value="33" calcext:value-type="float">
            <text:p>33</text:p>
          </table:table-cell>
          <table:table-cell table:formula="of:=LEN([.A5])-LEN(SUBSTITUTE([.A5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410, R2402</text:p>
          </table:table-cell>
          <table:table-cell table:style-name="ce4" office:value-type="float" office:value="100" calcext:value-type="float">
            <text:p>100</text:p>
          </table:table-cell>
          <table:table-cell table:formula="of:=LEN([.A6])-LEN(SUBSTITUTE([.A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05</text:p>
          </table:table-cell>
          <table:table-cell table:style-name="ce4" office:value-type="float" office:value="120" calcext:value-type="float">
            <text:p>120</text:p>
          </table:table-cell>
          <table:table-cell table:formula="of:=LEN([.A7])-LEN(SUBSTITUTE([.A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6</text:p>
          </table:table-cell>
          <table:table-cell table:style-name="ce4" office:value-type="float" office:value="191" calcext:value-type="float">
            <text:p>191</text:p>
          </table:table-cell>
          <table:table-cell table:formula="of:=LEN([.A8])-LEN(SUBSTITUTE([.A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3, R1724, R1725</text:p>
          </table:table-cell>
          <table:table-cell table:style-name="ce4" office:value-type="float" office:value="270" calcext:value-type="float">
            <text:p>270</text:p>
          </table:table-cell>
          <table:table-cell table:formula="of:=LEN([.A9])-LEN(SUBSTITUTE([.A9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4, R906, R1411</text:p>
          </table:table-cell>
          <table:table-cell table:style-name="ce4" office:value-type="float" office:value="330" calcext:value-type="float">
            <text:p>330</text:p>
          </table:table-cell>
          <table:table-cell table:formula="of:=LEN([.A10])-LEN(SUBSTITUTE([.A1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01, R1903, R1905, R1907, R1902, R1904, R1906, R1908</text:p>
          </table:table-cell>
          <table:table-cell table:style-name="ce4" office:value-type="float" office:value="604" calcext:value-type="float">
            <text:p>604</text:p>
          </table:table-cell>
          <table:table-cell table:formula="of:=LEN([.A11])-LEN(SUBSTITUTE([.A11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10, R1910, R1911</text:p>
          </table:table-cell>
          <table:table-cell office:value-type="string" calcext:value-type="string">
            <text:p>1.5k</text:p>
          </table:table-cell>
          <table:table-cell table:formula="of:=LEN([.A12])-LEN(SUBSTITUTE([.A1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18</text:p>
          </table:table-cell>
          <table:table-cell office:value-type="string" calcext:value-type="string">
            <text:p>1.62k</text:p>
          </table:table-cell>
          <table:table-cell table:formula="of:=LEN([.A13])-LEN(SUBSTITUTE([.A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5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R302, R301, R101, R102, R1607</text:p>
          </table:table-cell>
          <table:table-cell office:value-type="string" calcext:value-type="string">
            <text:p>2.2k</text:p>
          </table:table-cell>
          <table:table-cell table:formula="of:=LEN([.A14])-LEN(SUBSTITUTE([.A14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1, R1722</text:p>
          </table:table-cell>
          <table:table-cell office:value-type="string" calcext:value-type="string">
            <text:p>2.37k</text:p>
          </table:table-cell>
          <table:table-cell table:formula="of:=LEN([.A15])-LEN(SUBSTITUTE([.A1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6, R207, R208, R209, R201, R905, R1504, R1505</text:p>
          </table:table-cell>
          <table:table-cell office:value-type="string" calcext:value-type="string">
            <text:p>4.7k</text:p>
          </table:table-cell>
          <table:table-cell table:formula="of:=LEN([.A16])-LEN(SUBSTITUTE([.A16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02</text:p>
          </table:table-cell>
          <table:table-cell office:value-type="string" calcext:value-type="string">
            <text:p>4.99k</text:p>
          </table:table-cell>
          <table:table-cell table:formula="of:=LEN([.A17])-LEN(SUBSTITUTE([.A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5.23k</text:p>
          </table:table-cell>
          <table:table-cell table:formula="of:=LEN([.A18])-LEN(SUBSTITUTE([.A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5, R103, R104, R107, R108, R109, R220, R210, R214, R305, R304, R303, R413, R415, R501, R502, R503, R504, R505, R506, R508, R510, R514, R515, R516, R517, R518, R519, R520, R521, R513, R509, R512, R511, R601, R803, R801, R802, R902, R909, R1101, R1102, R1202, R1201, R1203, R1204, R1205, R1406, R1405, R1501, R1502, R1510, R1507, R1712, R1714, R1716, R1717, R1701, R1703, R1705, R1706, R1707, R1708, R1709, R1710, R1711, R1803, R1804, R1806, R2001</text:p>
          </table:table-cell>
          <table:table-cell office:value-type="string" calcext:value-type="string">
            <text:p>10k</text:p>
          </table:table-cell>
          <table:table-cell table:formula="of:=LEN([.A19])-LEN(SUBSTITUTE([.A19];&quot;,&quot;;&quot;&quot;))+1" office:value-type="float" office:value="70" calcext:value-type="float">
            <text:p>7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G10K0</text:p>
          </table:table-cell>
          <table:table-cell office:value-type="string" calcext:value-type="string">
            <text:p>RMCF0603JG10K0CT-ND</text:p>
          </table:table-cell>
          <table:table-cell office:value-type="string" calcext:value-type="string">
            <text:p>https://www.digikey.com/product-detail/en/stackpole-electronics-inc/RMCF0603JG10K0/RMCF0603JG10K0CT-ND/4425128</text:p>
          </table:table-cell>
          <table:table-cell table:style-name="ce1" office:value-type="string" calcext:value-type="string">
            <text:p>5%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506, R1604, R1606</text:p>
          </table:table-cell>
          <table:table-cell office:value-type="string" calcext:value-type="string">
            <text:p>15k</text:p>
          </table:table-cell>
          <table:table-cell table:formula="of:=LEN([.A20])-LEN(SUBSTITUTE([.A2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6, R221</text:p>
          </table:table-cell>
          <table:table-cell office:value-type="string" calcext:value-type="string">
            <text:p>19.6k</text:p>
          </table:table-cell>
          <table:table-cell table:formula="of:=LEN([.A21])-LEN(SUBSTITUTE([.A2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24k</text:p>
          </table:table-cell>
          <table:table-cell table:formula="of:=LEN([.A22])-LEN(SUBSTITUTE([.A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12</text:p>
          </table:table-cell>
          <table:table-cell office:value-type="string" calcext:value-type="string">
            <text:p>27k</text:p>
          </table:table-cell>
          <table:table-cell table:formula="of:=LEN([.A23])-LEN(SUBSTITUTE([.A2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30.1k</text:p>
          </table:table-cell>
          <table:table-cell table:formula="of:=LEN([.A24])-LEN(SUBSTITUTE([.A2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8</text:p>
          </table:table-cell>
          <table:table-cell office:value-type="string" calcext:value-type="string">
            <text:p>30k</text:p>
          </table:table-cell>
          <table:table-cell table:formula="of:=LEN([.A25])-LEN(SUBSTITUTE([.A2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5</text:p>
          </table:table-cell>
          <table:table-cell office:value-type="string" calcext:value-type="string">
            <text:p>33k</text:p>
          </table:table-cell>
          <table:table-cell table:formula="of:=LEN([.A26])-LEN(SUBSTITUTE([.A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503</text:p>
          </table:table-cell>
          <table:table-cell office:value-type="string" calcext:value-type="string">
            <text:p>47k</text:p>
          </table:table-cell>
          <table:table-cell table:formula="of:=LEN([.A27])-LEN(SUBSTITUTE([.A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75k</text:p>
          </table:table-cell>
          <table:table-cell table:formula="of:=LEN([.A28])-LEN(SUBSTITUTE([.A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01, R1301, R1302, R1409, R1511, R1509, R1602, R1807, R1805, R1801, R2101, R2102, R2104, R2201, R2401</text:p>
          </table:table-cell>
          <table:table-cell office:value-type="string" calcext:value-type="string">
            <text:p>100k</text:p>
          </table:table-cell>
          <table:table-cell table:formula="of:=LEN([.A29])-LEN(SUBSTITUTE([.A29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0</text:p>
          </table:table-cell>
          <table:table-cell office:value-type="string" calcext:value-type="string">
            <text:p>200k</text:p>
          </table:table-cell>
          <table:table-cell table:formula="of:=LEN([.A30])-LEN(SUBSTITUTE([.A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3, R225</text:p>
          </table:table-cell>
          <table:table-cell office:value-type="string" calcext:value-type="string">
            <text:p>249k</text:p>
          </table:table-cell>
          <table:table-cell table:formula="of:=LEN([.A31])-LEN(SUBSTITUTE([.A3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300k</text:p>
          </table:table-cell>
          <table:table-cell table:formula="of:=LEN([.A32])-LEN(SUBSTITUTE([.A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9, R417</text:p>
          </table:table-cell>
          <table:table-cell office:value-type="string" calcext:value-type="string">
            <text:p>910k</text:p>
          </table:table-cell>
          <table:table-cell table:formula="of:=LEN([.A33])-LEN(SUBSTITUTE([.A3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4, R401, R408, R404, R1608, R1913</text:p>
          </table:table-cell>
          <table:table-cell office:value-type="string" calcext:value-type="string">
            <text:p>1M</text:p>
          </table:table-cell>
          <table:table-cell table:formula="of:=LEN([.A34])-LEN(SUBSTITUTE([.A3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2</text:p>
          </table:table-cell>
          <table:table-cell office:value-type="string" calcext:value-type="string">
            <text:p>1.2M</text:p>
          </table:table-cell>
          <table:table-cell table:formula="of:=LEN([.A35])-LEN(SUBSTITUTE([.A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301</text:p>
          </table:table-cell>
          <table:table-cell office:value-type="string" calcext:value-type="string">
            <text:p>10k</text:p>
          </table:table-cell>
          <table:table-cell table:formula="of:=LEN([.A36])-LEN(SUBSTITUTE([.A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https://industrial.panasonic.com/cdbs/www-data/pdf2/AUA0000/AUA0000AE291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TJ1VG103FA</text:p>
          </table:table-cell>
          <table:table-cell office:value-type="string" calcext:value-type="string">
            <text:p>ERT-J1VG103FA</text:p>
          </table:table-cell>
          <table:table-cell office:value-type="string" calcext:value-type="string">
            <text:p>https://www.arrow.com/en/products/ert-j1vg103fa/panasonic</text:p>
          </table:table-cell>
          <table:table-cell table:style-name="ce1" office:value-type="string" calcext:value-type="string">
            <text:p>1%</text:p>
          </table:table-cell>
          <table:table-cell office:value-type="string" calcext:value-type="string">
            <text:p>https://www.mouser.com/ProductDetail/Semitec/103HT?qs=sGAEpiMZZMuBd0%252bwiCVS2waoyKMmx3l3pnIFz88T2Ko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510, C1809</text:p>
          </table:table-cell>
          <table:table-cell office:value-type="string" calcext:value-type="string">
            <text:p>6.8pF</text:p>
          </table:table-cell>
          <table:table-cell table:formula="of:=LEN([.A37])-LEN(SUBSTITUTE([.A3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9, C1810</text:p>
          </table:table-cell>
          <table:table-cell office:value-type="string" calcext:value-type="string">
            <text:p>8.2pF</text:p>
          </table:table-cell>
          <table:table-cell table:formula="of:=LEN([.A38])-LEN(SUBSTITUTE([.A3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08, C909, C912, C1508, C1811</text:p>
          </table:table-cell>
          <table:table-cell office:value-type="string" calcext:value-type="string">
            <text:p>18pF</text:p>
          </table:table-cell>
          <table:table-cell table:formula="of:=LEN([.A39])-LEN(SUBSTITUTE([.A39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20</text:p>
          </table:table-cell>
          <table:table-cell office:value-type="string" calcext:value-type="string">
            <text:p>22pF</text:p>
          </table:table-cell>
          <table:table-cell table:formula="of:=LEN([.A40])-LEN(SUBSTITUTE([.A4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701, C1702</text:p>
          </table:table-cell>
          <table:table-cell office:value-type="string" calcext:value-type="string">
            <text:p>27pF</text:p>
          </table:table-cell>
          <table:table-cell table:formula="of:=LEN([.A41])-LEN(SUBSTITUTE([.A4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7, C1514, C1812</text:p>
          </table:table-cell>
          <table:table-cell office:value-type="string" calcext:value-type="string">
            <text:p>33pF</text:p>
          </table:table-cell>
          <table:table-cell table:formula="of:=LEN([.A42])-LEN(SUBSTITUTE([.A4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6, C1813</text:p>
          </table:table-cell>
          <table:table-cell office:value-type="string" calcext:value-type="string">
            <text:p>39pF</text:p>
          </table:table-cell>
          <table:table-cell table:formula="of:=LEN([.A43])-LEN(SUBSTITUTE([.A4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5, C1210, C1305, C1614, C1618, C2304</text:p>
          </table:table-cell>
          <table:table-cell office:value-type="string" calcext:value-type="string">
            <text:p>100pF</text:p>
          </table:table-cell>
          <table:table-cell table:formula="of:=LEN([.A44])-LEN(SUBSTITUTE([.A4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16, C1617</text:p>
          </table:table-cell>
          <table:table-cell office:value-type="string" calcext:value-type="string">
            <text:p>220pF</text:p>
          </table:table-cell>
          <table:table-cell table:formula="of:=LEN([.A45])-LEN(SUBSTITUTE([.A4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21, C1622, C1624</text:p>
          </table:table-cell>
          <table:table-cell office:value-type="string" calcext:value-type="string">
            <text:p>270pF</text:p>
          </table:table-cell>
          <table:table-cell table:formula="of:=LEN([.A46])-LEN(SUBSTITUTE([.A46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27</text:p>
          </table:table-cell>
          <table:table-cell office:value-type="string" calcext:value-type="string">
            <text:p>560pF</text:p>
          </table:table-cell>
          <table:table-cell table:formula="of:=LEN([.A47])-LEN(SUBSTITUTE([.A4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4, C1209, C1306, C1905, C2303</text:p>
          </table:table-cell>
          <table:table-cell office:value-type="string" calcext:value-type="string">
            <text:p>1nF</text:p>
          </table:table-cell>
          <table:table-cell table:formula="of:=LEN([.A48])-LEN(SUBSTITUTE([.A48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5, C423, C1203, C1208, C1307, C1402, C1401, C1404, C1403, C1513, C1512, C1625, C1807, C1806, C1803, C1802, C2003, C2102, C2302</text:p>
          </table:table-cell>
          <table:table-cell office:value-type="string" calcext:value-type="string">
            <text:p>10nF</text:p>
          </table:table-cell>
          <table:table-cell table:formula="of:=LEN([.A49])-LEN(SUBSTITUTE([.A49];&quot;,&quot;;&quot;&quot;))+1" office:value-type="float" office:value="19" calcext:value-type="float">
            <text:p>1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47nF</text:p>
          </table:table-cell>
          <table:table-cell table:formula="of:=LEN([.A50])-LEN(SUBSTITUTE([.A5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3, C104, C108, C107, C207, C208, C202, C209, C210, C211, C212, C214, C308, C309, C440, C453, C434, C416, C459, C452, C401, C402, C404, C409, C413, C417, C420, C424, C428, C431, C403, C405, C410, C414, C418, C421, C425, C429, C432, C435, C406, C411, C415, C419, C422, C426, C430, C433, C436, C438, C502, C501, C601, C701, C902, C1004, C1202, C1206, C1201, C1207, C1301, C1302, C1304, C1310, C1308, C1505, C1522, C1521, C1516, C1612, C1615, C1605, C1620, C1602, C1603, C1604, C1623, C1819, C1814, C1815, C1904, C2006, C2007, C2004, C2008, C2101, C2201, C2205, C2301, C2401</text:p>
          </table:table-cell>
          <table:table-cell office:value-type="string" calcext:value-type="string">
            <text:p>100nF</text:p>
          </table:table-cell>
          <table:table-cell table:formula="of:=LEN([.A51])-LEN(SUBSTITUTE([.A51];&quot;,&quot;;&quot;&quot;))+1" office:value-type="float" office:value="90" calcext:value-type="float">
            <text:p>9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07</text:p>
          </table:table-cell>
          <table:table-cell office:value-type="string" calcext:value-type="string">
            <text:p>150nF</text:p>
          </table:table-cell>
          <table:table-cell table:formula="of:=LEN([.A52])-LEN(SUBSTITUTE([.A5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s://www.byipcb.com/downloads/CL10B154KA8NNNC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54KA8NNNC</text:p>
          </table:table-cell>
          <table:table-cell office:value-type="string" calcext:value-type="string">
            <text:p>C21118</text:p>
          </table:table-cell>
          <table:table-cell office:value-type="string" calcext:value-type="string">
            <text:p>https://lcsc.com/product-detail/Multilayer-Ceramic-Capacitors-MLCC-SMD-SMT_SAMSUNG_CL10B154KA8NNNC_150nF-154-10-25V_C21118.html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digikey.com/products/en/capacitors/ceramic-capacitors/60?k=&amp;pkeyword=&amp;pv17=19&amp;pv17=5&amp;FV=c0003%2C400005%2C1f140000%2Cmu0.15%C2%B5F%7C2049%2Cffe0003c%2C380014%2C380016%2C380020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711, C1714, C1716, C1717, C1706, C1705, C1707, C1719, C1720, C1721</text:p>
          </table:table-cell>
          <table:table-cell office:value-type="string" calcext:value-type="string">
            <text:p>220nF</text:p>
          </table:table-cell>
          <table:table-cell table:formula="of:=LEN([.A53])-LEN(SUBSTITUTE([.A53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1, C408, C447, C457, C461, C445, C451, C449, C450, C907, C1517, C1515, C1511, C1504, C1523, C1619, C1613, C1703, C1708, C1710, C1808, C1805, C1804, C1801, C1816, C1901, C1902, C2001, C2202, C2204, C2203, C2402</text:p>
          </table:table-cell>
          <table:table-cell office:value-type="string" calcext:value-type="string">
            <text:p>1uF</text:p>
          </table:table-cell>
          <table:table-cell table:formula="of:=LEN([.A54])-LEN(SUBSTITUTE([.A54];&quot;,&quot;;&quot;&quot;))+1" office:value-type="float" office:value="32" calcext:value-type="float">
            <text:p>3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s://search.murata.co.jp/Ceramy/image/img/A01X/G101/ENG/GRM188R61A105KA61-01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A105KA61D</text:p>
          </table:table-cell>
          <table:table-cell office:value-type="string" calcext:value-type="string">
            <text:p>490-1543-1-ND</text:p>
          </table:table-cell>
          <table:table-cell office:value-type="string" calcext:value-type="string">
            <text:p>https://www.digikey.com/product-detail/en/murata-electronics-north-america/GRM188R61A105KA61D/490-1543-1-ND/5877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?qs=LlFn95tWfDgsujID1PD8J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04, C206, C1718, C2002</text:p>
          </table:table-cell>
          <table:table-cell office:value-type="string" calcext:value-type="string">
            <text:p>2.2uF</text:p>
          </table:table-cell>
          <table:table-cell table:formula="of:=LEN([.A55])-LEN(SUBSTITUTE([.A5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5, C304, C412, C458, C901, C1309, C1303</text:p>
          </table:table-cell>
          <table:table-cell office:value-type="string" calcext:value-type="string">
            <text:p>4.7uF</text:p>
          </table:table-cell>
          <table:table-cell table:formula="of:=LEN([.A56])-LEN(SUBSTITUTE([.A56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8.2uF</text:p>
          </table:table-cell>
          <table:table-cell table:formula="of:=LEN([.A57])-LEN(SUBSTITUTE([.A5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3, C213, C201, C305, C306, C307, C407, C456, C913, C911, C910, C903, C905, C906, C904, C1601, C1611, C1713, C1704, C2005</text:p>
          </table:table-cell>
          <table:table-cell office:value-type="string" calcext:value-type="string">
            <text:p>10uF</text:p>
          </table:table-cell>
          <table:table-cell table:formula="of:=LEN([.A58])-LEN(SUBSTITUTE([.A58];&quot;,&quot;;&quot;&quot;))+1" office:value-type="float" office:value="20" calcext:value-type="float">
            <text:p>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ds.yuden.co.jp/TYCOMPAS/ut/detail.do?productNo=LMK107BBJ106MALT&amp;fileName=LMK107BBJ106MALT_SS&amp;mode=specSheetDownload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LMK107BBJ106MALT</text:p>
          </table:table-cell>
          <table:table-cell office:value-type="string" calcext:value-type="string">
            <text:p>587-3258-1-ND</text:p>
          </table:table-cell>
          <table:table-cell office:value-type="string" calcext:value-type="string">
            <text:p>https://www.digikey.com/product-detail/en/taiyo-yuden/LMK107BBJ106MALT/587-3258-1-ND/3662218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ceramic-capacitors/60?k=&amp;pkeyword=&amp;pv16=5&amp;FV=380010%2C380014%2C380016%2C380020%2C380004%2C380009%2C400005%2C400006%2C440013%2C1f140000%2Cmu10%C2%B5F%7C2049%2Cffe0003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01, C102, C105, C106, C310, C311, C312, C313, C314, C460, C441, C442, C444, C448, C437, C439, C443, C446, C1002, C1003, C1903</text:p>
          </table:table-cell>
          <table:table-cell office:value-type="string" calcext:value-type="string">
            <text:p>22uF</text:p>
          </table:table-cell>
          <table:table-cell table:formula="of:=LEN([.A59])-LEN(SUBSTITUTE([.A59];&quot;,&quot;;&quot;&quot;))+1" office:value-type="float" office:value="21" calcext:value-type="float">
            <text:p>2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www.samsungsem.com/kr/support/product-search/mlcc/__icsFiles/afieldfile/2018/06/21/CL10A226MP8NU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226MP8NUNE</text:p>
          </table:table-cell>
          <table:table-cell office:value-type="string" calcext:value-type="string">
            <text:p>C86295</text:p>
          </table:table-cell>
          <table:table-cell office:value-type="string" calcext:value-type="string">
            <text:p>https://lcsc.com/product-detail/Multilayer-Ceramic-Capacitors-MLCC-SMD-SMT_SAMSUNG_CL10A226MP8NUNE_22uF-226-20-10V_C86295.html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lcsc.com/product-detail/Multilayer-Ceramic-Capacitors-MLCC-SMD-SMT_MuRata_ZRB18AR61A226ME01L_22uF-226-20-10V_C162690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609, C1610</text:p>
          </table:table-cell>
          <table:table-cell office:value-type="string" calcext:value-type="string">
            <text:p>220uF</text:p>
          </table:table-cell>
          <table:table-cell table:formula="of:=LEN([.A60])-LEN(SUBSTITUTE([.A6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S_EIA-3216-12_Reflow</text:p>
          </table:table-cell>
          <table:table-cell office:value-type="string" calcext:value-type="string">
            <text:p>http://datasheets.avx.com/TLN_Undertab.pd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LNS227M004R3000</text:p>
          </table:table-cell>
          <table:table-cell office:value-type="string" calcext:value-type="string">
            <text:p>478-5526-1-ND</text:p>
          </table:table-cell>
          <table:table-cell office:value-type="string" calcext:value-type="string">
            <text:p>https://www.digikey.com/product-detail/en/avx-corporation/TLNS227M004R3000/478-5526-1-ND/2048317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tantalum-capacitors/59?FV=c0005%2C400007%2C1f140000%2Cmu220%C2%B5F%7C2049%2Cmu4V%7C2079%2Cffe0003b%2Cb5000c7%2Cb5000f7%2Cb500101%2Cb500107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55, C454, C1503, C1502, C1501, C1817, C1818</text:p>
          </table:table-cell>
          <table:table-cell office:value-type="string" calcext:value-type="string">
            <text:p>220uF</text:p>
          </table:table-cell>
          <table:table-cell table:formula="of:=LEN([.A61])-LEN(SUBSTITUTE([.A61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D_EIA-7343-31_Reflow</text:p>
          </table:table-cell>
          <table:table-cell office:value-type="string" calcext:value-type="string">
            <text:p>http://datasheets.avx.com/TPS.pdf</text:p>
          </table:table-cell>
          <table:table-cell office:value-type="string" calcext:value-type="string">
            <text:p>AVX</text:p>
          </table:table-cell>
          <table:table-cell table:number-columns-repeated="2" office:value-type="string" calcext:value-type="string">
            <text:p>TPSD227K010R0100</text:p>
          </table:table-cell>
          <table:table-cell office:value-type="string" calcext:value-type="string">
            <text:p>https://www.tme.eu/en/details/tpsd227k010r010/smd-tantalum-capacitors/avx/tpsd227k010r0100/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293d227x9010d2te3/vish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301</text:p>
          </table:table-cell>
          <table:table-cell office:value-type="string" calcext:value-type="string">
            <text:p>1uH</text:p>
          </table:table-cell>
          <table:table-cell table:formula="of:=LEN([.A62])-LEN(SUBSTITUTE([.A6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IHLP-2020BZ-11</text:p>
          </table:table-cell>
          <table:table-cell office:value-type="string" calcext:value-type="string">
            <text:p>https://www.vishay.com/docs/34261/ihlp2020bz1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HLP2020BZER1R0M11</text:p>
          </table:table-cell>
          <table:table-cell office:value-type="string" calcext:value-type="string">
            <text:p>70-IHLP2020BZER1R0M1</text:p>
          </table:table-cell>
          <table:table-cell office:value-type="string" calcext:value-type="string">
            <text:p>https://www.arrow.com/en/products/ihlp2020bzer1r0m11/vishay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inductors-coils-chokes/fixed-inductors/71?FV=2dc155c%2C1f140000%2Cmu1%C2%B5H%7C2087%2Cmu10.2A%7C2089%2Cmu11.2A%7C2089%2Cmu11A%7C2089%2Cmu12.8A%7C2089%2Cmu12A%7C2089%2Cmu13.1A%7C2089%2Cmu13.7A%7C2089%2Cmu13.9A%7C2089%2Cmu13A%7C2089%2Cmu14.3A%7C2089%2Cmu14.5A%7C2089%2Cmu14.8A%7C2089%2Cmu14A%7C2089%2Cmu15A%7C2089%2Cmu16.2A%7C2089%2Cmu16.5A%7C2089%2Cmu16A%7C2089%2Cmu18A%7C2089%2Cmu19.5A%7C2089%2Cmu20.5A%7C2089%2Cmu20A%7C2089%2Cmu22A%7C2089%2Cmu24A%7C2089%2Cmu25.5A%7C2089%2Cmu26A%7C2089%2Cmu27.5A%7C2089%2Cmu28A%7C2089%2Cmu29A%7C2089%2Cmu30A%7C2089%2Cmu31A%7C2089%2Cmu32.5A%7C2089%2Cmu32A%7C2089%2Cmu34A%7C2089%2Cmu36A%7C2089%2Cmu40A%7C2089%2Cmu42A%7C2089%2Cmu48.3A%7C2089%2Cmu48A%7C2089%2Cmu49A%7C2089%2Cmu50A%7C2089%2Cmu51A%7C2089%2Cmu58A%7C2089%2Cmu60A%7C2089%2Cmu7.1A%7C2089%2Cmu7.5A%7C2089%2Cmu71A%7C2089%2Cmu73A%7C2089%2Cmu7A%7C2089%2Cmu8.5A%7C2089%2Cmu8.8A%7C2089%2Cmu8A%7C2089%2Cmu9.5A%7C2089%2Cmu9.6A%7C2089%2Cmu9A%7C2089%2Cffe00047%2C1400008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1</text:p>
          </table:table-cell>
          <table:table-cell office:value-type="string" calcext:value-type="string">
            <text:p>1uH</text:p>
          </table:table-cell>
          <table:table-cell table:formula="of:=LEN([.A63])-LEN(SUBSTITUTE([.A6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4020-102MEC</text:p>
          </table:table-cell>
          <table:table-cell office:value-type="string" calcext:value-type="string">
            <text:p>https://www.coilcraft.com/pdfs/xal4000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4020-102MEC</text:p>
          </table:table-cell>
          <table:table-cell office:value-type="string" calcext:value-type="string">
            <text:p>994-XAL4020-102MEC</text:p>
          </table:table-cell>
          <table:table-cell office:value-type="string" calcext:value-type="string">
            <text:p>https://www.mouser.com/ProductDetail/Coilcraft/XAL4020-102MEC?qs=zCSbvcPd3pbLq0M7ZKfPR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Coilcraft/XAL4020-102MEB?qs=sGAEpiMZZMsg%252by3WlYCkU2kWFds1hA9Dw%2fxz62COX58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2</text:p>
          </table:table-cell>
          <table:table-cell office:value-type="string" calcext:value-type="string">
            <text:p>2.2uH</text:p>
          </table:table-cell>
          <table:table-cell table:formula="of:=LEN([.A64])-LEN(SUBSTITUTE([.A6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5030-222</text:p>
          </table:table-cell>
          <table:table-cell office:value-type="string" calcext:value-type="string">
            <text:p>https://www.coilcraft.com/pdfs/xal50xx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5030-222</text:p>
          </table:table-cell>
          <table:table-cell office:value-type="string" calcext:value-type="string">
            <text:p>994-XAL5030-222MEB</text:p>
          </table:table-cell>
          <table:table-cell office:value-type="string" calcext:value-type="string">
            <text:p>https://www.mouser.com/ProductDetail/Coilcraft/XAL5030-222MEB?qs=sGAEpiMZZMsg%252by3WlYCkU2kWFds1hA9DNQaFKMACSb4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apps/finder/finder.cfm?mfc=Richtek&amp;apl=2%20uH&amp;IC=RT8070&amp;desc=Step-down%20conver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4</text:p>
          </table:table-cell>
          <table:table-cell office:value-type="string" calcext:value-type="string">
            <text:p>2.2uH</text:p>
          </table:table-cell>
          <table:table-cell table:formula="of:=LEN([.A65])-LEN(SUBSTITUTE([.A6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PS4018-222MRB</text:p>
          </table:table-cell>
          <table:table-cell office:value-type="string" calcext:value-type="string">
            <text:p>https://www.coilcraft.com/pdfs/lps4018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PS4018-222MRB</text:p>
          </table:table-cell>
          <table:table-cell office:value-type="string" calcext:value-type="string">
            <text:p>994-LPS4018-222MRB</text:p>
          </table:table-cell>
          <table:table-cell office:value-type="string" calcext:value-type="string">
            <text:p>https://www.mouser.com/ProductDetail/Coilcraft/LPS4018-222MRB?qs=sGAEpiMZZMsg%252by3WlYCkUyYZYjlLTHufsnqE1IhSpno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mouser.com/Search/Refine.aspx?Keyword=LPS4018-222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3</text:p>
          </table:table-cell>
          <table:table-cell office:value-type="string" calcext:value-type="string">
            <text:p>22uH</text:p>
          </table:table-cell>
          <table:table-cell table:formula="of:=LEN([.A66])-LEN(SUBSTITUTE([.A6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H32CN220K</text:p>
          </table:table-cell>
          <table:table-cell office:value-type="string" calcext:value-type="string">
            <text:p>https://search.murata.co.jp/Ceramy/image/img/P02/JELF243A-0039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H32CN220K</text:p>
          </table:table-cell>
          <table:table-cell office:value-type="string" calcext:value-type="string">
            <text:p>LQH32CN220K23L</text:p>
          </table:table-cell>
          <table:table-cell office:value-type="string" calcext:value-type="string">
            <text:p>https://www.arrow.com/en/products/lqh32cn220k23l/murata-manufacturing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lqh32cn220k53l/murata-manufactu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701</text:p>
          </table:table-cell>
          <table:table-cell office:value-type="string" calcext:value-type="string">
            <text:p>4.7uH</text:p>
          </table:table-cell>
          <table:table-cell table:formula="of:=LEN([.A67])-LEN(SUBSTITUTE([.A6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_1008</text:p>
          </table:table-cell>
          <table:table-cell office:value-type="string" calcext:value-type="string">
            <text:p>http://www.samsungsem.com/kr/support/product-search/inductor/__icsFiles/afieldfile/2014/11/13/S_CIG22L4R7M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G22L4R7MNE</text:p>
          </table:table-cell>
          <table:table-cell office:value-type="string" calcext:value-type="string">
            <text:p>1276-6213-2-ND</text:p>
          </table:table-cell>
          <table:table-cell office:value-type="string" calcext:value-type="string">
            <text:p>https://www.digikey.com/product-detail/en/samsung-electro-mechanics/CIG22L4R7MNE/1276-6213-2-ND/3971869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octopart.com/search?q=CIG22L4R7MNE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1606, FB1607, FB1608, FB1604, FB1605</text:p>
          </table:table-cell>
          <table:table-cell office:value-type="string" calcext:value-type="string">
            <text:p>BLM18KG601SZ1D</text:p>
          </table:table-cell>
          <table:table-cell table:formula="of:=LEN([.A68])-LEN(SUBSTITUTE([.A68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50610462/QNFA9122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KG601SZ1D</text:p>
          </table:table-cell>
          <table:table-cell office:value-type="string" calcext:value-type="string">
            <text:p>490-14398-1-ND</text:p>
          </table:table-cell>
          <table:table-cell office:value-type="string" calcext:value-type="string">
            <text:p>https://www.digikey.com/product-detail/en/murata-electronics-north-america/BLM18KG601SZ1D/490-14398-1-ND/6606859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digikey.com/products/en/filters/ferrite-beads-and-chips/841?FV=5400b6%2C540058%2C1e0c000a%2C1e0c000d%2C1e0c000e%2C1e0c000f%2C1e0c0010%2C1e0c0013%2C1e0c0002%2C1e0c0016%2C1e0c00e6%2C1e0c0003%2C1e0c0022%2C1e0c003a%2C1e0c003e%2C1e0c0007%2C1e100066%2C1e10000b%2C1e100075%2C1e10000d%2C1e100002%2C1e100014%2C1e100015%2C1e10001e%2C1e100024%2C1e100008%2C1e100009%2C1f140000%2Cmu600+Ohms+%40+100MHz%7C2280%2Cffe00349%2C40000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601, FB1601, FB1602, FB1603, FB1701, FB1702, FB1703, FB2001, FB2002, FB2301</text:p>
          </table:table-cell>
          <table:table-cell office:value-type="string" calcext:value-type="string">
            <text:p>BLM18PG121SN1D</text:p>
          </table:table-cell>
          <table:table-cell table:formula="of:=LEN([.A69])-LEN(SUBSTITUTE([.A69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38650142/ENFA0003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PG121SN1D</text:p>
          </table:table-cell>
          <table:table-cell office:value-type="string" calcext:value-type="string">
            <text:p>490-1037-1-ND</text:p>
          </table:table-cell>
          <table:table-cell office:value-type="string" calcext:value-type="string">
            <text:p>https://www.digikey.com/product-detail/en/murata-electronics-north-america/BLM18PG121SN1D/490-1037-1-ND/584485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octopart.com/search?q=BLM18PG121SN1D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301</text:p>
          </table:table-cell>
          <table:table-cell office:value-type="string" calcext:value-type="string">
            <text:p>HI1206T500R</text:p>
          </table:table-cell>
          <table:table-cell table:formula="of:=LEN([.A70])-LEN(SUBSTITUTE([.A7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1206</text:p>
          </table:table-cell>
          <table:table-cell office:value-type="string" calcext:value-type="string">
            <text:p>http://assets.lairdtech.com/home/brandworld/files/HI1206T500R-10.pdf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HI1206T500R-10</text:p>
          </table:table-cell>
          <table:table-cell office:value-type="string" calcext:value-type="string">
            <text:p>875-HI1206T500R-10</text:p>
          </table:table-cell>
          <table:table-cell office:value-type="string" calcext:value-type="string">
            <text:p>https://www.mouser.com/ProductDetail/Laird/HI1206T500R-10?qs=%2fha2pyFadugcmOq%2fcv7OLZeM%2fc1By05gbf2XwEMDzV4zBFQuJrblng%3d%3d</text:p>
          </table:table-cell>
          <table:table-cell office:value-type="string" calcext:value-type="string">
            <text:p>38Ω-63Ω</text:p>
          </table:table-cell>
          <table:table-cell office:value-type="string" calcext:value-type="string">
            <text:p>https://www.digikey.com/products/en/filters/ferrite-beads-and-chips/841?FV=400005%2C400006%2C400007%2C4002ca%2C400008%2C5400dc%2C540040%2C1140003%2C1e0c000b%2C1e0c0014%2C1e0c0019%2C1e0c001a%2C1e0c001b%2C1e0c001c%2C1e0c001d%2C1e0c001e%2C1e0c001f%2C1e0c0020%2C1e0c0023%2C1e0c0024%2C1e0c0025%2C1e0c0027%2C1e0c0028%2C1e0c0029%2C1e0c002a%2C1e0c0043%2C1e0c005f%2C1e0c0060%2C1e0c0061%2C1e100070%2C1e10009c%2C1e10009d%2C1e10001f%2C1e100020%2C1e100029%2C1e10002b%2C1e100031%2C1e100052%2C1f140000%2Cffe00349%2Cmu120+Ohms+%40+100MHz%7C2280%2Cmu50+Ohms+%40+100MHz%7C2280%2Cmu80+Ohms+%40+100MHz%7C228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01</text:p>
          </table:table-cell>
          <table:table-cell office:value-type="string" calcext:value-type="string">
            <text:p>nanoSMD350LR</text:p>
          </table:table-cell>
          <table:table-cell table:formula="of:=LEN([.A71])-LEN(SUBSTITUTE([.A7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350LR</text:p>
          </table:table-cell>
          <table:table-cell office:value-type="string" calcext:value-type="string">
            <text:p>NANOSMD350LR-2</text:p>
          </table:table-cell>
          <table:table-cell office:value-type="string" calcext:value-type="string">
            <text:p>https://www.arrow.com/en/products/nanosmd350lr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FV=1140003%2Cmu3.1A%7C682%2Cmu3.3A%7C682%2Cmu3.5A%7C682%2Cmu3.7A%7C682%2Cmu3.8A%7C682%2C1f140000%2Cffe00096&amp;quantity=0&amp;ColumnSort=-682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01</text:p>
          </table:table-cell>
          <table:table-cell office:value-type="string" calcext:value-type="string">
            <text:p>nanoSMD400LR</text:p>
          </table:table-cell>
          <table:table-cell table:formula="of:=LEN([.A72])-LEN(SUBSTITUTE([.A7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400LR</text:p>
          </table:table-cell>
          <table:table-cell office:value-type="string" calcext:value-type="string">
            <text:p>NANOSMD400LR-C-2</text:p>
          </table:table-cell>
          <table:table-cell office:value-type="string" calcext:value-type="string">
            <text:p>https://www.arrow.com/en/products/nanosmd400lr-c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k=&amp;pkeyword=&amp;pv2074=u1+mOhms&amp;pv2074=u1.5+mOhms&amp;pv2074=u4+mOhms&amp;pv2075=u10+mOhms&amp;FV=1140003%2Cmu4.5A%7C682%2Cmu4A%7C682%2Cmu5.5A%7C682%2Cmu5A%7C682%2Cmu6.5A%7C682%2Cmu6A%7C682%2Cmu7.5A%7C682%2Cmu7A%7C682%2Cab80001%2Cab8000a%2Cab8000b%2Cab8000c%2Cab80011%2Cab80012%2Cab800b6%2Cab80013%2Cab80002%2Cab80015%2Cab80017%2Cab800f4%2Cab800f5%2Cab800f7%2Cab800f8%2Cab800fa%2Cab800fe%2Cab80104%2Cab80106%2Cab8001b%2Cab80003%2Cab80004%2Cab8002c%2Cab80005%2Cab80007%2Cab80049%2Cab8004a%2Cab80009%2C1f140000%2Cffe00096%2Cmu8A%7C68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901</text:p>
          </table:table-cell>
          <table:table-cell office:value-type="string" calcext:value-type="string">
            <text:p>PICOSMDC035S-2</text:p>
          </table:table-cell>
          <table:table-cell table:formula="of:=LEN([.A73])-LEN(SUBSTITUTE([.A7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use_SMD0805_Reflow</text:p>
          </table:table-cell>
          <table:table-cell office:value-type="string" calcext:value-type="string">
            <text:p>http://m.littelfuse.com/~/media/electronics/product_specifications/resettable_ptcs/littelfuse_ptc_picosmdc035s_2_product_specification.pdf.pdf</text:p>
          </table:table-cell>
          <table:table-cell office:value-type="string" calcext:value-type="string">
            <text:p>Littlefuse</text:p>
          </table:table-cell>
          <table:table-cell table:number-columns-repeated="2" office:value-type="string" calcext:value-type="string">
            <text:p>PICOSMDC035S-2</text:p>
          </table:table-cell>
          <table:table-cell office:value-type="string" calcext:value-type="string">
            <text:p>https://www.arrow.com/en/products/picosmdc035s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ICOSMDC035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602</text:p>
          </table:table-cell>
          <table:table-cell office:value-type="string" calcext:value-type="string">
            <text:p>BAT54C</text:p>
          </table:table-cell>
          <table:table-cell table:formula="of:=LEN([.A74])-LEN(SUBSTITUTE([.A7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goodarksemi.com/docs/datasheets/schottky_diodes/BAT54-A-C-S.pdf</text:p>
          </table:table-cell>
          <table:table-cell office:value-type="string" calcext:value-type="string">
            <text:p>Good-Ark Semi</text:p>
          </table:table-cell>
          <table:table-cell table:number-columns-repeated="2" office:value-type="string" calcext:value-type="string">
            <text:p>BAT54C</text:p>
          </table:table-cell>
          <table:table-cell office:value-type="string" calcext:value-type="string">
            <text:p>https://www.arrow.com/en/products/bat54c/good-ark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AT54C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1, D601, D801, D1301, D1302, D1502, D1701, D1803, D1802, D1801, D1901, D1905, D2401</text:p>
          </table:table-cell>
          <table:table-cell office:value-type="string" calcext:value-type="string">
            <text:p>DB2J209</text:p>
          </table:table-cell>
          <table:table-cell table:formula="of:=LEN([.A75])-LEN(SUBSTITUTE([.A75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Mini2-F5-B</text:p>
          </table:table-cell>
          <table:table-cell office:value-type="string" calcext:value-type="string">
            <text:p>https://industrial.panasonic.com/content/data/SC/ds/ds4/DB2J20900L_E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DB2J20900L</text:p>
          </table:table-cell>
          <table:table-cell office:value-type="string" calcext:value-type="string">
            <text:p>667-DB2J20900L</text:p>
          </table:table-cell>
          <table:table-cell office:value-type="string" calcext:value-type="string">
            <text:p>https://www.mouser.com/ProductDetail/Panasonic/DB2J20900L?qs=%2fha2pyFaduhbcITEqrxj3eM%252bYzwxAPmbxHAZ9Z3k%2f8Tl0%2fG3TiNLEw%3d%3d&amp;utm_source=octopart&amp;utm_medium=aggregator&amp;utm_campaign=667-DB2J20900L&amp;utm_content=Panason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diodes-rectifiers-single/2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2, D204, D501, D502, D1401, D1402, D1403, D1404, D1501, D1601, D1602, D1902, D1903, D1904, D1906</text:p>
          </table:table-cell>
          <table:table-cell office:value-type="string" calcext:value-type="string">
            <text:p>ESD5B5.0</text:p>
          </table:table-cell>
          <table:table-cell table:formula="of:=LEN([.A76])-LEN(SUBSTITUTE([.A76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ESD9X5.0</text:p>
          </table:table-cell>
          <table:table-cell table:formula="of:=LEN([.A77])-LEN(SUBSTITUTE([.A7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923</text:p>
          </table:table-cell>
          <table:table-cell office:value-type="string" calcext:value-type="string">
            <text:p>http://www.onsemi.com/pub/Collateral/ESD9X3.3ST5G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ESD9X5.0ST5G</text:p>
          </table:table-cell>
          <table:table-cell office:value-type="string" calcext:value-type="string">
            <text:p><text:s/>ESD9X5.0ST5G</text:p>
          </table:table-cell>
          <table:table-cell office:value-type="string" calcext:value-type="string">
            <text:p>https://www.arrow.com/en/products/esd9x5.0st5g/on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9X5.0ST5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603</text:p>
          </table:table-cell>
          <table:table-cell office:value-type="string" calcext:value-type="string">
            <text:p>MMSZ4688</text:p>
          </table:table-cell>
          <table:table-cell table:formula="of:=LEN([.A78])-LEN(SUBSTITUTE([.A7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MSZ4688</text:p>
          </table:table-cell>
          <table:table-cell office:value-type="string" calcext:value-type="string">
            <text:p>https://www.vishay.com/docs/85773/mmsz468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MSZ4688-E3-08</text:p>
          </table:table-cell>
          <table:table-cell office:value-type="string" calcext:value-type="string">
            <text:p>78-MMSZ4688-E3-08</text:p>
          </table:table-cell>
          <table:table-cell office:value-type="string" calcext:value-type="string">
            <text:p>https://www.mouser.com/ProductDetail/Vishay-Semiconductors/MMSZ4688-E3-08?qs=sGAEpiMZZMtQ8nqTKtFS%2fGqv07jO8JlbsURGmBCmasw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SZ4688-E3-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3</text:p>
          </table:table-cell>
          <table:table-cell office:value-type="string" calcext:value-type="string">
            <text:p>PTVS20VS1UTR</text:p>
          </table:table-cell>
          <table:table-cell table:formula="of:=LEN([.A79])-LEN(SUBSTITUTE([.A7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_SOD-123W</text:p>
          </table:table-cell>
          <table:table-cell office:value-type="string" calcext:value-type="string">
            <text:p>https://assets.nexperia.com/documents/data-sheet/PTVSXS1UTR_SER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TVS20VS1UTR</text:p>
          </table:table-cell>
          <table:table-cell office:value-type="string" calcext:value-type="string">
            <text:p>771-PTVS20VS1UTR115</text:p>
          </table:table-cell>
          <table:table-cell office:value-type="string" calcext:value-type="string">
            <text:p>https://www.mouser.com/ProductDetail/Nexperia/PTVS20VS1UTR115?qs=A1cBxND5mHIgfNF%2Fe%2Fq%2F7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TVS20VS1U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401</text:p>
          </table:table-cell>
          <table:table-cell office:value-type="string" calcext:value-type="string">
            <text:p>SS14</text:p>
          </table:table-cell>
          <table:table-cell table:formula="of:=LEN([.A80])-LEN(SUBSTITUTE([.A8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O-214AC</text:p>
          </table:table-cell>
          <table:table-cell office:value-type="string" calcext:value-type="string">
            <text:p>https://www.fairchildsemi.com/datasheets/SS/SS12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SS14CT-ND</text:p>
          </table:table-cell>
          <table:table-cell office:value-type="string" calcext:value-type="string">
            <text:p>https://www.digikey.com/product-detail/en/on-semiconductor/SS14/SS14CT-ND/9657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SS1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1, D302, D304, D1702</text:p>
          </table:table-cell>
          <table:table-cell office:value-type="string" calcext:value-type="string">
            <text:p>GREEN</text:p>
          </table:table-cell>
          <table:table-cell table:formula="of:=LEN([.A81])-LEN(SUBSTITUTE([.A81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90GKT</text:p>
          </table:table-cell>
          <table:table-cell office:value-type="string" calcext:value-type="string">
            <text:p>https://media.digikey.com/pdf/Data%20Sheets/Lite-On%20PDFs/LTST-C190G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90GKT</text:p>
          </table:table-cell>
          <table:table-cell office:value-type="string" calcext:value-type="string">
            <text:p>https://www.arrow.com/en/products/ltst-c190g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90G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405</text:p>
          </table:table-cell>
          <table:table-cell office:value-type="string" calcext:value-type="string">
            <text:p>RED</text:p>
          </table:table-cell>
          <table:table-cell table:formula="of:=LEN([.A82])-LEN(SUBSTITUTE([.A8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71KRKT</text:p>
          </table:table-cell>
          <table:table-cell office:value-type="string" calcext:value-type="string">
            <text:p>http://optoelectronics.liteon.com/upload/download/DS22-2000-109/LTST-C171KR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71KRKT</text:p>
          </table:table-cell>
          <table:table-cell office:value-type="string" calcext:value-type="string">
            <text:p>https://www.arrow.com/en/products/ltst-c171kr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71KR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901, Q2401</text:p>
          </table:table-cell>
          <table:table-cell office:value-type="string" calcext:value-type="string">
            <text:p>DMG2301L</text:p>
          </table:table-cell>
          <table:table-cell table:formula="of:=LEN([.A83])-LEN(SUBSTITUTE([.A8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odes.com/assets/Datasheets/DMG2301L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G2301L-7</text:p>
          </table:table-cell>
          <table:table-cell office:value-type="string" calcext:value-type="string">
            <text:p>621-DMG2301L-7</text:p>
          </table:table-cell>
          <table:table-cell office:value-type="string" calcext:value-type="string">
            <text:p>https://www.mouser.com/ProductDetail/Diodes-Incorporated/DMG2301L-7?qs=sGAEpiMZZMshyDBzk1%2fWi7D7EaJfF%252bz4L6K6mPI5IG5tw42rmqyxi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transistors-fets-mosfets-single/2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301, Q1102, Q1101, Q1202, Q1201, Q1401, Q1501, Q1801, Q1802</text:p>
          </table:table-cell>
          <table:table-cell office:value-type="string" calcext:value-type="string">
            <text:p>FDV301N</text:p>
          </table:table-cell>
          <table:table-cell table:formula="of:=LEN([.A84])-LEN(SUBSTITUTE([.A84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DV301N</text:p>
          </table:table-cell>
          <table:table-cell office:value-type="string" calcext:value-type="string">
            <text:p>http://www.onsemi.com/pub/Collateral/FDV301N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FDV301N</text:p>
          </table:table-cell>
          <table:table-cell office:value-type="string" calcext:value-type="string">
            <text:p>https://www.tme.eu/en/details/fdv301n/smd-n-channel-transistors/on-semiconductor-fairchild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fdv301n/on-semiconduc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502</text:p>
          </table:table-cell>
          <table:table-cell office:value-type="string" calcext:value-type="string">
            <text:p>MMBT2222A</text:p>
          </table:table-cell>
          <table:table-cell table:formula="of:=LEN([.A85])-LEN(SUBSTITUTE([.A8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onsemi.com/pub/Collateral/MMBT2222LT1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MMBT2222ALT1G</text:p>
          </table:table-cell>
          <table:table-cell office:value-type="string" calcext:value-type="string">
            <text:p>https://www.tme.eu/en/details/mmbt2222alt1g/npn-smd-transistors/on-semiconductor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BT2222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901, Q1903, Q1902, Q1904</text:p>
          </table:table-cell>
          <table:table-cell office:value-type="string" calcext:value-type="string">
            <text:p>NX3020NAKS</text:p>
          </table:table-cell>
          <table:table-cell table:formula="of:=LEN([.A86])-LEN(SUBSTITUTE([.A8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6-TSSOP</text:p>
          </table:table-cell>
          <table:table-cell office:value-type="string" calcext:value-type="string">
            <text:p>https://assets.nexperia.com/documents/data-sheet/NX3020NAKS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X3020NAKS</text:p>
          </table:table-cell>
          <table:table-cell office:value-type="string" calcext:value-type="string">
            <text:p>NX3020NAKS,115</text:p>
          </table:table-cell>
          <table:table-cell office:value-type="string" calcext:value-type="string">
            <text:p>https://www.arrow.com/en/products/nx3020naks115/nexpe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NX3020NAK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4</text:p>
          </table:table-cell>
          <table:table-cell office:value-type="string" calcext:value-type="string">
            <text:p>74LVC1G08</text:p>
          </table:table-cell>
          <table:table-cell table:formula="of:=LEN([.A87])-LEN(SUBSTITUTE([.A8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08GF</text:p>
          </table:table-cell>
          <table:table-cell office:value-type="string" calcext:value-type="string">
            <text:p>https://assets.nexperia.com/documents/data-sheet/74LVC1G08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08GF</text:p>
          </table:table-cell>
          <table:table-cell office:value-type="string" calcext:value-type="string">
            <text:p>74LVC1G08GF/S505125</text:p>
          </table:table-cell>
          <table:table-cell office:value-type="string" calcext:value-type="string">
            <text:p>https://www.rocelec.com/part/nexnxp74lvc1g08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08GV%2C125&amp;oq=74LVC1G08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1</text:p>
          </table:table-cell>
          <table:table-cell office:value-type="string" calcext:value-type="string">
            <text:p>74LVC1G32</text:p>
          </table:table-cell>
          <table:table-cell table:formula="of:=LEN([.A88])-LEN(SUBSTITUTE([.A8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2GF</text:p>
          </table:table-cell>
          <table:table-cell office:value-type="string" calcext:value-type="string">
            <text:p>https://assets.nexperia.com/documents/data-sheet/74LVC1G32_Q1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32GF</text:p>
          </table:table-cell>
          <table:table-cell office:value-type="string" calcext:value-type="string">
            <text:p>74LVC1G32GF/S505125</text:p>
          </table:table-cell>
          <table:table-cell office:value-type="string" calcext:value-type="string">
            <text:p>https://www.rocelec.com/part/nexnxp74lvc1g32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gates-and-inverters/705?FV=ffe002c1&amp;quantity=&amp;ColumnSort=1000011&amp;page=1&amp;k=1g32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3</text:p>
          </table:table-cell>
          <table:table-cell office:value-type="string" calcext:value-type="string">
            <text:p>74LVC1G332</text:p>
          </table:table-cell>
          <table:table-cell table:formula="of:=LEN([.A89])-LEN(SUBSTITUTE([.A8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32DCKR</text:p>
          </table:table-cell>
          <table:table-cell office:value-type="string" calcext:value-type="string">
            <text:p>http://www.ti.com/lit/ds/symlink/sn74lvc1g332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N74LVC1G332DCKR</text:p>
          </table:table-cell>
          <table:table-cell office:value-type="string" calcext:value-type="string">
            <text:p>https://www.rocelec.com/part/textissn74lvc1g332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LVC1G332DCK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3</text:p>
          </table:table-cell>
          <table:table-cell office:value-type="string" calcext:value-type="string">
            <text:p>74LVC1G86</text:p>
          </table:table-cell>
          <table:table-cell table:formula="of:=LEN([.A90])-LEN(SUBSTITUTE([.A9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86</text:p>
          </table:table-cell>
          <table:table-cell office:value-type="string" calcext:value-type="string">
            <text:p>https://assets.nexperia.com/documents/data-sheet/74LVC1G86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86GV,125</text:p>
          </table:table-cell>
          <table:table-cell office:value-type="string" calcext:value-type="string">
            <text:p>74LVC1G86GV125</text:p>
          </table:table-cell>
          <table:table-cell office:value-type="string" calcext:value-type="string">
            <text:p>https://www.rocelec.com/part/nexnxp74lvc1g86gv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86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803</text:p>
          </table:table-cell>
          <table:table-cell office:value-type="string" calcext:value-type="string">
            <text:p>74LVC2G08</text:p>
          </table:table-cell>
          <table:table-cell table:formula="of:=LEN([.A91])-LEN(SUBSTITUTE([.A9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2G08DCU</text:p>
          </table:table-cell>
          <table:table-cell office:value-type="string" calcext:value-type="string">
            <text:p>http://www.ti.com/lit/ds/symlink/sn74lvc2g08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VC2G08DCU</text:p>
          </table:table-cell>
          <table:table-cell office:value-type="string" calcext:value-type="string">
            <text:p>SN74LVC2G08DCU6</text:p>
          </table:table-cell>
          <table:table-cell office:value-type="string" calcext:value-type="string">
            <text:p>https://www.rocelec.com/part/textissn74lvc2g08dcu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AUP2G08DCU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701</text:p>
          </table:table-cell>
          <table:table-cell office:value-type="string" calcext:value-type="string">
            <text:p>74LVC2G241</text:p>
          </table:table-cell>
          <table:table-cell table:formula="of:=LEN([.A92])-LEN(SUBSTITUTE([.A9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XP_VSSOP-8-1EP_2x2.3mm_SOT765-1</text:p>
          </table:table-cell>
          <table:table-cell office:value-type="string" calcext:value-type="string">
            <text:p>https://assets.nexperia.com/documents/data-sheet/74LVC2G241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2G241DC,125</text:p>
          </table:table-cell>
          <table:table-cell office:value-type="string" calcext:value-type="string">
            <text:p>1727-7019-1-ND</text:p>
          </table:table-cell>
          <table:table-cell office:value-type="string" calcext:value-type="string">
            <text:p>https://www.digikey.com/product-detail/en/nexperia-usa-inc/74LVC2G241DC125/1727-7019-1-ND/28142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buffers-drivers-receivers-transceivers/704?quantity=&amp;ColumnSort=1000011&amp;page=1&amp;k=74LVC2G24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4, U405</text:p>
          </table:table-cell>
          <table:table-cell office:value-type="string" calcext:value-type="string">
            <text:p>AP22814</text:p>
          </table:table-cell>
          <table:table-cell table:formula="of:=LEN([.A93])-LEN(SUBSTITUTE([.A9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P22814</text:p>
          </table:table-cell>
          <table:table-cell office:value-type="string" calcext:value-type="string">
            <text:p>https://www.diodes.com/assets/Datasheets/AP22804_14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AP22814ASN</text:p>
          </table:table-cell>
          <table:table-cell office:value-type="string" calcext:value-type="string">
            <text:p>AP22814ASN-7</text:p>
          </table:table-cell>
          <table:table-cell office:value-type="string" calcext:value-type="string">
            <text:p>https://www.arrow.com/en/products/ap22814asn-7/diodes-incorporat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power-distribution-switches-load-drivers/726?k=&amp;pkeyword=&amp;pv1120=179&amp;pv1120=397&amp;pv1120=391&amp;pv1120=866&amp;pv1120=43&amp;pv1120=61&amp;pv1120=74&amp;pv1120=293&amp;FV=a4030a%2C15c0002%2C1f140000%2Cffe002d6%2Cc100079%2Cc10009a%2Cc10009b%2Cc1000e8%2Cc100126%2Cc100140%2Cc1001d2%2Cc1001e5%2Cc1001f8%2Cc10023b%2Cc10027e%2Cc100281%2Cc100282%2Cc100295%2Cc10029a%2Cc10029d%2Cc10029e%2Cc10029f%2Cc1002a2%2Cc1002ab%2Cc1002b2%2Cc1002b3%2Cc1002b4%2Cc1002ba%2Cc1002bc%2Cc1002be%2Cc1002cb%2Cc10032d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701</text:p>
          </table:table-cell>
          <table:table-cell office:value-type="string" calcext:value-type="string">
            <text:p>AR8031</text:p>
          </table:table-cell>
          <table:table-cell table:formula="of:=LEN([.A94])-LEN(SUBSTITUTE([.A9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R8031</text:p>
          </table:table-cell>
          <table:table-cell office:value-type="string" calcext:value-type="string">
            <text:p>https://media.digikey.com/pdf/Data%20Sheets/CSR%20PDFs/AR8031_DS_(Atheros)_Rev1.0_Aug2011.pdf</text:p>
          </table:table-cell>
          <table:table-cell office:value-type="string" calcext:value-type="string">
            <text:p>Qualcomm Atheros</text:p>
          </table:table-cell>
          <table:table-cell office:value-type="string" calcext:value-type="string">
            <text:p>AR8031-AL1A</text:p>
          </table:table-cell>
          <table:table-cell office:value-type="string" calcext:value-type="string">
            <text:p>C111275</text:p>
          </table:table-cell>
          <table:table-cell office:value-type="string" calcext:value-type="string">
            <text:p>https://lcsc.com/product-detail/Ethernet-ICs_ATHEROS_AR8031-AL1A_AR8031-AL1A_C111275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R803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BQ25896</text:p>
          </table:table-cell>
          <table:table-cell table:formula="of:=LEN([.A95])-LEN(SUBSTITUTE([.A9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BQ25896</text:p>
          </table:table-cell>
          <table:table-cell office:value-type="string" calcext:value-type="string">
            <text:p>http://www.ti.com/lit/ds/symlink/bq25896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Q25896</text:p>
          </table:table-cell>
          <table:table-cell office:value-type="string" calcext:value-type="string">
            <text:p>BQ25896RTWT</text:p>
          </table:table-cell>
          <table:table-cell office:value-type="string" calcext:value-type="string">
            <text:p>https://store.ti.com/BQ25896RTWT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Q2589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3</text:p>
          </table:table-cell>
          <table:table-cell office:value-type="string" calcext:value-type="string">
            <text:p>FSA6157L6X</text:p>
          </table:table-cell>
          <table:table-cell table:formula="of:=LEN([.A96])-LEN(SUBSTITUTE([.A9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SA6157L6X</text:p>
          </table:table-cell>
          <table:table-cell office:value-type="string" calcext:value-type="string">
            <text:p>https://www.fairchildsemi.com/datasheets/FS/FSA6157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FSA6157L6X</text:p>
          </table:table-cell>
          <table:table-cell office:value-type="string" calcext:value-type="string">
            <text:p>512-FSA6157L6X</text:p>
          </table:table-cell>
          <table:table-cell office:value-type="string" calcext:value-type="string">
            <text:p>https://www.mouser.com/ProductDetail/ON-Semiconductor-Fairchild/FSA6157L6X?qs=%2fha2pyFaduggPd%2fv4HQ%252bQGWRDdKGHrLxm18BwASBpiGCS4tfvE1hqw%3d%3d&amp;utm_source=octopart&amp;utm_medium=aggregator&amp;utm_campaign=512-FSA6157L6X&amp;utm_content=ON%20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analog-switches-special-purpose/780?FV=1f140000%2Cffe0030c%2C1ea0000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6</text:p>
          </table:table-cell>
          <table:table-cell office:value-type="string" calcext:value-type="string">
            <text:p>FT440</text:p>
          </table:table-cell>
          <table:table-cell table:formula="of:=LEN([.A97])-LEN(SUBSTITUTE([.A9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T440</text:p>
          </table:table-cell>
          <table:table-cell office:value-type="string" calcext:value-type="string">
            <text:p>http://www.ineltek.com/wp-content/uploads/manual/fmd/FT440x.pdf</text:p>
          </table:table-cell>
          <table:table-cell office:value-type="string" calcext:value-type="string">
            <text:p>Fremont Micro</text:p>
          </table:table-cell>
          <table:table-cell office:value-type="string" calcext:value-type="string">
            <text:p>FT440CA</text:p>
          </table:table-cell>
          <table:table-cell office:value-type="string" calcext:value-type="string">
            <text:p>1219-1077-1-ND</text:p>
          </table:table-cell>
          <table:table-cell office:value-type="string" calcext:value-type="string">
            <text:p>https://www.digikey.com/product-detail/en/fremont-micro-devices-usa/FT440CA/1219-1077-1-ND/35160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10=947&amp;FV=a4027c%2C142c000b%2C142c0e23%2C142c036d%2C1bcc0020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2</text:p>
          </table:table-cell>
          <table:table-cell office:value-type="string" calcext:value-type="string">
            <text:p>LSM9DS1</text:p>
          </table:table-cell>
          <table:table-cell table:formula="of:=LEN([.A98])-LEN(SUBSTITUTE([.A9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SM9DS1</text:p>
          </table:table-cell>
          <table:table-cell office:value-type="string" calcext:value-type="string">
            <text:p>http://www.st.com/content/ccc/resource/technical/document/datasheet/1e/3f/2a/d6/25/eb/48/46/DM00103319.pdf/files/DM00103319.pdf/jcr:content/translations/en.DM00103319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LSM9DS1TR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SM9DS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MA8627</text:p>
          </table:table-cell>
          <table:table-cell table:formula="of:=LEN([.A99])-LEN(SUBSTITUTE([.A9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FP-48_7x7mm_Pitch0.5mm</text:p>
          </table:table-cell>
          <table:table-cell office:value-type="string" calcext:value-type="string">
            <text:p>https://cloud.puri.sm/s/DLGJJxKKFXXYqw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301</text:p>
          </table:table-cell>
          <table:table-cell office:value-type="string" calcext:value-type="string">
            <text:p>MAX-M8Q</text:p>
          </table:table-cell>
          <table:table-cell table:formula="of:=LEN([.A100])-LEN(SUBSTITUTE([.A10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AX-M8</text:p>
          </table:table-cell>
          <table:table-cell office:value-type="string" calcext:value-type="string">
            <text:p>https://www.u-blox.com/sites/default/files/MAX-M8-FW3_DataSheet_%28UBX-15031506%29.pdf</text:p>
          </table:table-cell>
          <table:table-cell office:value-type="string" calcext:value-type="string">
            <text:p>U-Blox</text:p>
          </table:table-cell>
          <table:table-cell table:number-columns-repeated="2" office:value-type="string" calcext:value-type="string">
            <text:p>MAX-M8Q</text:p>
          </table:table-cell>
          <table:table-cell office:value-type="string" calcext:value-type="string">
            <text:p>https://www.u-blox.com/en/product/max-m8-seri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u-blox-america-inc/MAX-M8Q-0/672-1003-1-ND/61506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2</text:p>
          </table:table-cell>
          <table:table-cell office:value-type="string" calcext:value-type="string">
            <text:p>MIC2876</text:p>
          </table:table-cell>
          <table:table-cell table:formula="of:=LEN([.A101])-LEN(SUBSTITUTE([.A10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2876</text:p>
          </table:table-cell>
          <table:table-cell office:value-type="string" calcext:value-type="string">
            <text:p>http://ww1.microchip.com/downloads/en/DeviceDoc/20005572A.pdf</text:p>
          </table:table-cell>
          <table:table-cell office:value-type="string" calcext:value-type="string">
            <text:p>Microchip</text:p>
          </table:table-cell>
          <table:table-cell table:number-columns-repeated="2" office:value-type="string" calcext:value-type="string">
            <text:p>MIC2876-AYMT-TR</text:p>
          </table:table-cell>
          <table:table-cell office:value-type="string" calcext:value-type="string">
            <text:p>https://www.arrow.com/en/products/mic2876-aymt-tr/microchip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6=6793&amp;pv16=9&amp;pv16=13619&amp;pv16=12249&amp;pv16=17267&amp;pv16=12771&amp;pv16=12161&amp;pv16=14930&amp;pv16=11948&amp;pv16=13043&amp;pv16=16861&amp;FV=1140003%2C15c0002%2C2040001%2C2040068%2C204000d%2C204008f%2C204000f%2C20400a0%2C20400a4%2C2040011%2C2040012%2C204072c%2C204074e%2C20407c1%2C2040002%2C2040014%2C2040807%2C2040808%2C2040809%2C204080a%2C204080b%2C204080f%2C2040810%2C2040812%2C2040813%2C2040815%2C2040817%2C2040818%2C2040819%2C2040827%2C2040828%2C204082a%2C204082b%2C204082c%2C204082d%2C204082e%2C204082f%2C2040830%2C2040831%2C2040840%2C2040842%2C2040843%2C2040845%2C2040846%2C2040848%2C2040849%2C2040856%2C2040857%2C20400d6%2C2040860%2C2040863%2C204086a%2C20400d8%2C2040870%2C2040872%2C2040879%2C204087c%2C204087f%2C2040880%2C2040881%2C2040882%2C204088b%2C204088d%2C204088e%2C20408a5%2C20408a6%2C20408ae%2C20400e9%2C20400ea%2C2040949%2C20400f4%2C2040104%2C204011c%2C2040131%2C204016b%2C204020c%2C2040006%2C2040007%2C20402d5%2C2040008%2C2040060%2C3fc00b5%2C8f40071%2C8f400a2%2C8f400b2%2C8f40013%2C8f40014%2C8f40015%2C8f400d5%2C8f400d8%2C8f40019%2C8f4001a%2C8f4001e%2C8f40025%2C8f40028%2C8f4002b%2C8f4002f%2C8f40032%2C8f40034%2C8f40042%2C8f40043%2C11280136%2C11280138%2C112801aa%2C112801ab%2C112801bc%2C112801bd%2C112801be%2C112801c7%2C112801c8%2C112801c9%2C16fc0091%2C16fc00ab%2C16fc00b1%2C16fc00b4%2C16fc00b5%2C16fc00b7%2C16fc00bf%2C16fc00c9%2C16fc001f%2C16fc002c%2C16fc002d%2C16fc0031%2C16fc0039%2C16fc003d%2C16fc0040%2C16fc0046%2C16fc0053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3</text:p>
          </table:table-cell>
          <table:table-cell office:value-type="string" calcext:value-type="string">
            <text:p>MIC5365-2.8</text:p>
          </table:table-cell>
          <table:table-cell table:formula="of:=LEN([.A102])-LEN(SUBSTITUTE([.A10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5365-2.8YD5</text:p>
          </table:table-cell>
          <table:table-cell office:value-type="string" calcext:value-type="string">
            <text:p>http://ww1.microchip.com/downloads/en/DeviceDoc/mic5365.pdf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365-2.8YD5</text:p>
          </table:table-cell>
          <table:table-cell office:value-type="string" calcext:value-type="string">
            <text:p>1611-MIC5365-2.85YC5-CT-ND</text:p>
          </table:table-cell>
          <table:table-cell office:value-type="string" calcext:value-type="string">
            <text:p>https://www.digikey.com/product-detail/en/microchip-technology/MIC5365-2.8YD5-TR/1611-MIC5365-2.8YD5-CT-ND/57005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IC5365-2.8Y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101</text:p>
          </table:table-cell>
          <table:table-cell office:value-type="string" calcext:value-type="string">
            <text:p>MX25L1606E</text:p>
          </table:table-cell>
          <table:table-cell table:formula="of:=LEN([.A103])-LEN(SUBSTITUTE([.A10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X25L1606EZNI</text:p>
          </table:table-cell>
          <table:table-cell office:value-type="string" calcext:value-type="string">
            <text:p>http://www.macronix.com/Lists/Datasheet/Attachments/6786/MX25L1606E,%203V,%2016Mb,%20v1.9.pdf</text:p>
          </table:table-cell>
          <table:table-cell office:value-type="string" calcext:value-type="string">
            <text:p>Macronix</text:p>
          </table:table-cell>
          <table:table-cell table:number-columns-repeated="2" office:value-type="string" calcext:value-type="string">
            <text:p>MX25L1606EZNI-12G</text:p>
          </table:table-cell>
          <table:table-cell office:value-type="string" calcext:value-type="string">
            <text:p>https://www.arrow.com/en/products/mx25l1606ezni-12g/macronix-international?utm_campaign=octopart_2018&amp;utm_currency=USD&amp;utm_keyword=MX25L1606EZNI-12G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memory/774?k=&amp;pkeyword=&amp;pv1291=5519&amp;pv1291=7498&amp;pv1291=5520&amp;pv1291=3298&amp;pv1291=9457&amp;pv1291=9363&amp;pv1291=4953&amp;pv1291=6332&amp;pv1291=4954&amp;FV=8e80066%2Cmu100MHz%7C800%2Cmu104MHz%7C800%2Cmu33MHz%7C800%2Cmu40MHz%7C800%2Cmu52MHz%7C800%2Cmu54MHz%7C800%2Cmu56MHz%7C800%2Cmu65MHz%7C800%2Cmu66MHz%7C800%2Cmu75MHz%7C800%2Cmu80MHz%7C800%2Cmu86MHz%7C800%2C1f140000%2Cffe00306%2C23805c6%2C23805ca%2C23805dd%2C23805e2%2C23805ed%2C2380617%2C2380618%2C238063c%2C238063f%2C2380641%2C238067c%2C238067d%2C2380692%2C238069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1, U1801, U1802</text:p>
          </table:table-cell>
          <table:table-cell office:value-type="string" calcext:value-type="string">
            <text:p>NTB0104GU12</text:p>
          </table:table-cell>
          <table:table-cell table:formula="of:=LEN([.A104])-LEN(SUBSTITUTE([.A104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TB0104GU12</text:p>
          </table:table-cell>
          <table:table-cell office:value-type="string" calcext:value-type="string">
            <text:p>https://www.nxp.com/docs/en/data-sheet/NTB0104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TB0104GU12,115</text:p>
          </table:table-cell>
          <table:table-cell office:value-type="string" calcext:value-type="string">
            <text:p>NTB0104GU12115</text:p>
          </table:table-cell>
          <table:table-cell office:value-type="string" calcext:value-type="string">
            <text:p>https://www.rocelec.com/part/NXPNXPNTB0104GU121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translators-level-shifters/732?FV=a40148%2C700000e%2C700008e%2C7000097%2C70000fa%2C7000135%2C1b880002%2C1de0000a%2C1f140000%2Cii1%7C2094%2Cffe002dc%2C402f84%2C40331c%2C40346e%2C403579%2C403621%2C40373a%2C403b27%2C400e8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2</text:p>
          </table:table-cell>
          <table:table-cell office:value-type="string" calcext:value-type="string">
            <text:p>NUP5120</text:p>
          </table:table-cell>
          <table:table-cell table:formula="of:=LEN([.A105])-LEN(SUBSTITUTE([.A10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UP5120X6</text:p>
          </table:table-cell>
          <table:table-cell office:value-type="string" calcext:value-type="string">
            <text:p>http://www.onsemi.com/pub/Collateral/NUP5120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NUP5120X6T1G</text:p>
          </table:table-cell>
          <table:table-cell office:value-type="string" calcext:value-type="string">
            <text:p>NUP5120X6T1GOSCT-ND</text:p>
          </table:table-cell>
          <table:table-cell office:value-type="string" calcext:value-type="string">
            <text:p>https://www.digikey.com/product-detail/en/on-semiconductor/NUP5120X6T1G/NUP5120X6T1GOSCT-ND/21220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DA6V1-5P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7</text:p>
          </table:table-cell>
          <table:table-cell office:value-type="string" calcext:value-type="string">
            <text:p>PAM2841</text:p>
          </table:table-cell>
          <table:table-cell table:formula="of:=LEN([.A106])-LEN(SUBSTITUTE([.A10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2841GR</text:p>
          </table:table-cell>
          <table:table-cell office:value-type="string" calcext:value-type="string">
            <text:p>https://www.diodes.com/assets/Datasheets/PAM284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2841GR</text:p>
          </table:table-cell>
          <table:table-cell office:value-type="string" calcext:value-type="string">
            <text:p>621-PAM2841GR</text:p>
          </table:table-cell>
          <table:table-cell office:value-type="string" calcext:value-type="string">
            <text:p>https://www.mouser.com/ProductDetail/Diodes-Incorporated/PAM2841GR?qs=sGAEpiMZZMsE420DPIasPhwbUD6mTFil6SfLDlfAyjU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led-drivers/745?FV=c003f1%2Cc003f2%2Cc003f3%2Cc003f4%2Cc003f5%2Cc00402%2Cc00403%2Cc0040d%2Cc0040e%2Cc00414%2Cc0041d%2Cc0042e%2Cc0042f%2Cc0047a%2Cc0065f%2Cc00686%2Cc0068d%2Cc00727%2Cc0077b%2Cc00014%2Cc007eb%2Cc007f0%2Cc007f2%2Cc00017%2Cc00c4f%2Cc00d1c%2Cc00f80%2Cc00f90%2Cc00f91%2Cc00f94%2Cc00f9c%2Cc00004%2Cc00fa2%2Cc00fab%2Cc00fae%2Cc00faf%2Cc00fb0%2Cc00fb1%2Cc00fb3%2Cc00fb7%2Cc00fbe%2Cc001b3%2Cc01121%2Cc01124%2Cc011f3%2Cc01214%2Cc0146c%2Cc0146f%2Cc0161b%2Cc0162e%2Cc0163d%2Cc0164c%2Cc016b0%2Cc0170a%2Cc0174f%2Cc017de%2Cc017df%2Cc01806%2Cc01841%2Cc01845%2Cc01868%2Cc018a0%2Cc01923%2Cc0192b%2Cc0196f%2Cc01970%2Cc01971%2Cc01992%2Cc01a44%2Cc01a45%2Cc01a49%2Cc01a4a%2Cc01a4b%2Cc01a4c%2Cc01a4d%2Cc01a4e%2Cc01a4f%2Cc01a9e%2Cc01b1f%2Cc01be6%2Cc01bfe%2Cc01c37%2Cc01c60%2Cc002fa%2Cc0036c%2Cc0036f%2Cc00370%2Cc00371%2Cc00372%2Cc00373%2Cc00379%2Cc0037a%2Cc0037d%2Cc00390%2Cc00393%2Cc00394%2Cc00399%2C15c0002%2C2dc1e9f%2C7b80001%2C7b8000c%2C7b80010%2C7b80018%2C7b80035%2C7b80037%2C7b80038%2C7b80039%2C7b80281%2C7b80286%2C7b80288%2C7b80289%2C7b8028a%2C7b8028d%2C7b80290%2C7b80292%2C7b80293%2C7b80294%2C7b80295%2C7b80296%2C7b80297%2C7b80298%2C7b8029a%2C7b80043%2C7b802a1%2C7b802a2%2C7b802a5%2C7b802a6%2C7b802b7%2C7b802b8%2C7b802bb%2C7b802c9%2C7b802d9%2C7b802da%2C7b802db%2C7b802de%2C7b802e7%2C7b802e8%2C7b802e9%2C7b802f4%2C7b802f6%2C7b802fc%2C7b80308%2C7b80329%2C112800df%2C1128015c%2C112801a2%2C112801a4%2C112801ba%2C11280006%2C1f140000%2Cffe002e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2</text:p>
          </table:table-cell>
          <table:table-cell office:value-type="string" calcext:value-type="string">
            <text:p>PAM8301</text:p>
          </table:table-cell>
          <table:table-cell table:formula="of:=LEN([.A107])-LEN(SUBSTITUTE([.A10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8301</text:p>
          </table:table-cell>
          <table:table-cell office:value-type="string" calcext:value-type="string">
            <text:p>https://www.diodes.com/assets/Datasheets/PAM830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8301AAF</text:p>
          </table:table-cell>
          <table:table-cell office:value-type="string" calcext:value-type="string">
            <text:p>PAM8301AAFDICT-ND</text:p>
          </table:table-cell>
          <table:table-cell office:value-type="string" calcext:value-type="string">
            <text:p>https://www.digikey.com/product-detail/en/diodes-incorporated/PAM8301AAF/PAM8301AAFDICT-ND/82838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inear-amplifiers-audio/742?FV=ffe002e6%2C2dc0719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5, U1902</text:p>
          </table:table-cell>
          <table:table-cell office:value-type="string" calcext:value-type="string">
            <text:p>PCMF2HDMI2SZ</text:p>
          </table:table-cell>
          <table:table-cell table:formula="of:=LEN([.A108])-LEN(SUBSTITUTE([.A10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2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4, U1901</text:p>
          </table:table-cell>
          <table:table-cell office:value-type="string" calcext:value-type="string">
            <text:p>PCMF3HDMI2SZ</text:p>
          </table:table-cell>
          <table:table-cell table:formula="of:=LEN([.A109])-LEN(SUBSTITUTE([.A109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3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PTN36043BXY</text:p>
          </table:table-cell>
          <table:table-cell table:formula="of:=LEN([.A110])-LEN(SUBSTITUTE([.A11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36043</text:p>
          </table:table-cell>
          <table:table-cell office:value-type="string" calcext:value-type="string">
            <text:p>https://www.nxp.com/docs/en/data-sheet/PTN36043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PTN5110HQZ</text:p>
          </table:table-cell>
          <table:table-cell table:formula="of:=LEN([.A111])-LEN(SUBSTITUTE([.A11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5110</text:p>
          </table:table-cell>
          <table:table-cell office:value-type="string" calcext:value-type="string">
            <text:p>https://www.nxp.com/docs/en/data-sheet/PTN5110_SDS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RT8070</text:p>
          </table:table-cell>
          <table:table-cell table:formula="of:=LEN([.A112])-LEN(SUBSTITUTE([.A11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T8070</text:p>
          </table:table-cell>
          <table:table-cell office:value-type="string" calcext:value-type="string">
            <text:p>https://www.richtek.com/assets/product_file/RT8070/DS8070-08.pdf</text:p>
          </table:table-cell>
          <table:table-cell office:value-type="string" calcext:value-type="string">
            <text:p>Richtek</text:p>
          </table:table-cell>
          <table:table-cell office:value-type="string" calcext:value-type="string">
            <text:p>RT8070ZSP</text:p>
          </table:table-cell>
          <table:table-cell office:value-type="string" calcext:value-type="string">
            <text:p>1028-1109-1-ND</text:p>
          </table:table-cell>
          <table:table-cell office:value-type="string" calcext:value-type="string">
            <text:p>https://www.digikey.com/product-detail/en/richtek-usa-inc/RT8070ZSP/1028-1109-1-ND/30781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RT807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601</text:p>
          </table:table-cell>
          <table:table-cell office:value-type="string" calcext:value-type="string">
            <text:p>RV-4162-C7</text:p>
          </table:table-cell>
          <table:table-cell table:formula="of:=LEN([.A113])-LEN(SUBSTITUTE([.A1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V-4162-C7</text:p>
          </table:table-cell>
          <table:table-cell office:value-type="string" calcext:value-type="string">
            <text:p>http://www.microcrystal.com/images/_Product-Documentation/02_Oscillator_&amp;_RTC_Modules/01_Datasheet/RV-4162-C7.pdf</text:p>
          </table:table-cell>
          <table:table-cell office:value-type="string" calcext:value-type="string">
            <text:p>Micro Crystal</text:p>
          </table:table-cell>
          <table:table-cell office:value-type="string" calcext:value-type="string">
            <text:p>RV-4162-C7</text:p>
          </table:table-cell>
          <table:table-cell office:value-type="string" calcext:value-type="string">
            <text:p>428-200007-MG01</text:p>
          </table:table-cell>
          <table:table-cell office:value-type="string" calcext:value-type="string">
            <text:p>https://www.mouser.com/ProductDetail/Micro-Crystal/RV-4162-C7-32768kHz-20PPM-TA-QC?qs=sGAEpiMZZMtpeOq%2f1QMb1cjExEQOv3UjUIQN3bihTa4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intersil/ISL12057IUZ/ISL12057IUZ-ND/20965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201</text:p>
          </table:table-cell>
          <table:table-cell office:value-type="string" calcext:value-type="string">
            <text:p>SEC1110</text:p>
          </table:table-cell>
          <table:table-cell table:formula="of:=LEN([.A114])-LEN(SUBSTITUTE([.A11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EC1110</text:p>
          </table:table-cell>
          <table:table-cell office:value-type="string" calcext:value-type="string">
            <text:p>http://ww1.microchip.com/downloads/en/DeviceDoc/00001561C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601</text:p>
          </table:table-cell>
          <table:table-cell office:value-type="string" calcext:value-type="string">
            <text:p>SGTL5000</text:p>
          </table:table-cell>
          <table:table-cell table:formula="of:=LEN([.A115])-LEN(SUBSTITUTE([.A11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GTL5000XNLA3R2</text:p>
          </table:table-cell>
          <table:table-cell office:value-type="string" calcext:value-type="string">
            <text:p>https://www.nxp.com/docs/en/data-sheet/SGTL50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SGTL5000XNLA3R2</text:p>
          </table:table-cell>
          <table:table-cell office:value-type="string" calcext:value-type="string">
            <text:p>568-13255-1-ND</text:p>
          </table:table-cell>
          <table:table-cell office:value-type="string" calcext:value-type="string">
            <text:p>https://www.digikey.com/product-detail/en/nxp-usa-inc/SGTL5000XNLA3R2/568-13255-1-ND/65761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codecs/716?FV=ffe002cc&amp;quantity=&amp;ColumnSort=1000011&amp;page=1&amp;k=SGTL5000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TLV3201AIDBVR</text:p>
          </table:table-cell>
          <table:table-cell table:formula="of:=LEN([.A116])-LEN(SUBSTITUTE([.A11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LV3201AIDBVR</text:p>
          </table:table-cell>
          <table:table-cell office:value-type="string" calcext:value-type="string">
            <text:p>http://www.ti.com/lit/ds/symlink/tlv32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LV3201AIDBVR</text:p>
          </table:table-cell>
          <table:table-cell office:value-type="string" calcext:value-type="string">
            <text:p>https://store.ti.com/TLV3201AIDBVR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TLV3201AIDBVR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2</text:p>
          </table:table-cell>
          <table:table-cell office:value-type="string" calcext:value-type="string">
            <text:p>TXB0101</text:p>
          </table:table-cell>
          <table:table-cell table:formula="of:=LEN([.A117])-LEN(SUBSTITUTE([.A1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XB0101DCKR</text:p>
          </table:table-cell>
          <table:table-cell office:value-type="string" calcext:value-type="string">
            <text:p>http://www.ti.com/lit/ds/symlink/txb01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XB0101DCKR</text:p>
          </table:table-cell>
          <table:table-cell office:value-type="string" calcext:value-type="string">
            <text:p>https://www.rocelec.com/part/textistxb0101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TXB0101DCK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1</text:p>
          </table:table-cell>
          <table:table-cell office:value-type="string" calcext:value-type="string">
            <text:p>VCNL4040</text:p>
          </table:table-cell>
          <table:table-cell table:formula="of:=LEN([.A118])-LEN(SUBSTITUTE([.A1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VCNL4040</text:p>
          </table:table-cell>
          <table:table-cell office:value-type="string" calcext:value-type="string">
            <text:p>http://www.vishay.com/docs/84274/vcnl4040.pdf</text:p>
          </table:table-cell>
          <table:table-cell office:value-type="string" calcext:value-type="string">
            <text:p>Vishay</text:p>
          </table:table-cell>
          <table:table-cell table:number-columns-repeated="2" office:value-type="string" calcext:value-type="string">
            <text:p>VCNL4040M3OE-H5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VCNL404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901</text:p>
          </table:table-cell>
          <table:table-cell office:value-type="string" calcext:value-type="string">
            <text:p>12MHz</text:p>
          </table:table-cell>
          <table:table-cell table:formula="of:=LEN([.A119])-LEN(SUBSTITUTE([.A11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12MHz</text:p>
          </table:table-cell>
          <table:table-cell office:value-type="string" calcext:value-type="string">
            <text:p>http://www.ecsxtal.com/store/pdf/ECX-2236.pdf</text:p>
          </table:table-cell>
          <table:table-cell office:value-type="string" calcext:value-type="string">
            <text:p>ECS</text:p>
          </table:table-cell>
          <table:table-cell table:number-columns-repeated="2" office:value-type="string" calcext:value-type="string">
            <text:p>ECS-120-12-36-AGN-TR</text:p>
          </table:table-cell>
          <table:table-cell office:value-type="string" calcext:value-type="string">
            <text:p>https://www.arrow.com/en/products/ecs-120-12-36-agn-tr/ecs-international</text:p>
          </table:table-cell>
          <table:table-cell office:value-type="string" calcext:value-type="string">
            <text:p>25ppm</text:p>
          </table:table-cell>
          <table:table-cell office:value-type="string" calcext:value-type="string">
            <text:p>https://www.digikey.com/products/en/crystals-oscillators-resonators/crystals/171?k=&amp;pkeyword=&amp;pv69=3&amp;FV=1f140000%2Cmu12MHz%7C2150%2Cffe000ab%2C8c0001%2C8c0010%2C8c0005%2C8c000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701</text:p>
          </table:table-cell>
          <table:table-cell office:value-type="string" calcext:value-type="string">
            <text:p>25MHz</text:p>
          </table:table-cell>
          <table:table-cell table:formula="of:=LEN([.A120])-LEN(SUBSTITUTE([.A12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25MHz</text:p>
          </table:table-cell>
          <table:table-cell office:value-type="string" calcext:value-type="string">
            <text:p>https://www.ctscorp.com/wp-content/uploads/403.pdf</text:p>
          </table:table-cell>
          <table:table-cell office:value-type="string" calcext:value-type="string">
            <text:p>CTS-Frequency Controls</text:p>
          </table:table-cell>
          <table:table-cell table:number-columns-repeated="2" office:value-type="string" calcext:value-type="string">
            <text:p>403C35D25M00000</text:p>
          </table:table-cell>
          <table:table-cell office:value-type="string" calcext:value-type="string">
            <text:p>https://www.arrow.com/en/products/403c35d25m00000/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403C35D25M0000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2301</text:p>
          </table:table-cell>
          <table:table-cell office:value-type="string" calcext:value-type="string">
            <text:p>ACM4-5036-A1-CC-S</text:p>
          </table:table-cell>
          <table:table-cell table:formula="of:=LEN([.A121])-LEN(SUBSTITUTE([.A12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CM4-5036-A1-CC-S</text:p>
          </table:table-cell>
          <table:table-cell office:value-type="string" calcext:value-type="string">
            <text:p>https://cloud.puri.sm/s/Xi64aJqKKKscxsZ</text:p>
          </table:table-cell>
          <table:table-cell office:value-type="string" calcext:value-type="string">
            <text:p>INPAQ</text:p>
          </table:table-cell>
          <table:table-cell table:number-columns-repeated="2" office:value-type="string" calcext:value-type="string">
            <text:p>ACM4-5036-A1-CC-S</text:p>
          </table:table-cell>
          <table:table-cell office:value-type="string" calcext:value-type="string">
            <text:p>https://www.endrich.com/antennen_nfc_wpc/acm4_5036_a1_cc_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verythingrf.com/products/gps-gnss-antennas/inpaq-technology-co-ltd/666-329-acm4-5036-a1-cc-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1501, AE1502</text:p>
          </table:table-cell>
          <table:table-cell office:value-type="string" calcext:value-type="string">
            <text:p>Antenna</text:p>
          </table:table-cell>
          <table:table-cell table:formula="of:=LEN([.A122])-LEN(SUBSTITUTE([.A12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laceholder_WWAN_anten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1801, AE1801</text:p>
          </table:table-cell>
          <table:table-cell office:value-type="string" calcext:value-type="string">
            <text:p>FR05-S1-NO-1-004</text:p>
          </table:table-cell>
          <table:table-cell table:formula="of:=LEN([.A123])-LEN(SUBSTITUTE([.A12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laceholder_WLAN+BT_antenna</text:p>
          </table:table-cell>
          <table:table-cell office:value-type="string" calcext:value-type="string">
            <text:p>https://www.fractusantennas.com/files/UM_FR05_S1_NO_1_004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501, SW1301, SW1801, SW1501</text:p>
          </table:table-cell>
          <table:table-cell office:value-type="string" calcext:value-type="string">
            <text:p>DPDT</text:p>
          </table:table-cell>
          <table:table-cell table:formula="of:=LEN([.A124])-LEN(SUBSTITUTE([.A124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witch_CK_DPDT_JS202011JAQN</text:p>
          </table:table-cell>
          <table:table-cell office:value-type="string" calcext:value-type="string">
            <text:p>https://www.ckswitches.com/media/1422/js.pdf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JS202011JAQN</text:p>
          </table:table-cell>
          <table:table-cell office:value-type="string" calcext:value-type="string">
            <text:p>CKN10722CT-ND</text:p>
          </table:table-cell>
          <table:table-cell office:value-type="string" calcext:value-type="string">
            <text:p>https://www.digikey.com/product-detail/en/c-k/JS202011JAQN/CKN10722CT-ND/61376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switches/slide-switches/213?FV=2080004%2Cffe000d5%2C1140003%2C1140160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1401, SW1402, SW1403, SW1404</text:p>
          </table:table-cell>
          <table:table-cell office:value-type="string" calcext:value-type="string">
            <text:p>SW_Push</text:p>
          </table:table-cell>
          <table:table-cell table:formula="of:=LEN([.A125])-LEN(SUBSTITUTE([.A12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act_SW_side</text:p>
          </table:table-cell>
          <table:table-cell office:value-type="string" calcext:value-type="string">
            <text:p>http://omronfs.omron.com/en_US/ecb/products/pdf/en-b3u.pdf</text:p>
          </table:table-cell>
          <table:table-cell office:value-type="string" calcext:value-type="string">
            <text:p>Omron Electronics</text:p>
          </table:table-cell>
          <table:table-cell office:value-type="string" calcext:value-type="string">
            <text:p>B3U-3000PM</text:p>
          </table:table-cell>
          <table:table-cell office:value-type="string" calcext:value-type="string">
            <text:p>653-B3U-3000PM</text:p>
          </table:table-cell>
          <table:table-cell office:value-type="string" calcext:value-type="string">
            <text:p>https://www.mouser.com/ProductDetail/Omron-Electronics/B3U-3000PM?qs=sGAEpiMZZMsgGjVA3toVBHcx4D%2f26GzZgJmFv1hENQk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3U-3000P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S1601</text:p>
          </table:table-cell>
          <table:table-cell office:value-type="string" calcext:value-type="string">
            <text:p>AS01608MS-SP9</text:p>
          </table:table-cell>
          <table:table-cell table:formula="of:=LEN([.A126])-LEN(SUBSTITUTE([.A1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peaker_flat_15x11x4mm</text:p>
          </table:table-cell>
          <table:table-cell office:value-type="string" calcext:value-type="string">
            <text:p>http://www.puiaudio.com/pdf/AS01508MS-SP11-WP-R.pdf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AS01508MS-SP11-WP-R</text:p>
          </table:table-cell>
          <table:table-cell office:value-type="string" calcext:value-type="string">
            <text:p>668-1613-ND</text:p>
          </table:table-cell>
          <table:table-cell office:value-type="string" calcext:value-type="string">
            <text:p>https://www.digikey.com/product-detail/en/pui-audio-inc/AS01508MS-SP11-WP-R/668-1613-ND/8021804</text:p>
          </table:table-cell>
          <table:table-cell table:style-name="ce1" office:value-type="string" calcext:value-type="string">
            <text:p>15%</text:p>
          </table:table-cell>
          <table:table-cell office:value-type="string" calcext:value-type="string">
            <text:p>https://www.digikey.com/products/en/audio-products/speakers/156?k=&amp;pkeyword=&amp;pv2145=r0Hz+~+20kHz&amp;pv2145=r20Hz+~+11.8kHz&amp;pv2145=r20Hz+~+30kHz&amp;pv2145=r25Hz+~+35kHz&amp;pv2145=r70Hz+~+12.5kHz&amp;pv2145=r70Hz+~+13kHz&amp;pv2145=r144Hz+~+20kHz&amp;pv2145=r200Hz+~+20kHz&amp;pv2145=r230Hz+~+15kHz&amp;pv2145=r250Hz+~+20kHz&amp;pv2145=r288Hz+~+20kHz&amp;pv2145=r300Hz+~+20kHz&amp;pv2145=r320Hz+~+20kHz&amp;pv2145=r350Hz+~+12kHz&amp;pv2145=r350Hz+~+20kHz&amp;pv2145=r400Hz+~+20kHz&amp;pv2145=r420Hz+~+14kHz&amp;pv2145=r450Hz+~+20kHz&amp;pv2145=r480Hz+~+20kHz&amp;pv2145=r500Hz+~+14kHz&amp;pv2145=r500Hz+~+20kHz&amp;pv2145=r520Hz+~+18kHz&amp;pv2145=r520Hz+~+20kHz&amp;pv2145=r550Hz+~+13kHz&amp;pv2145=r550Hz+~+20kHz&amp;pv2145=r592Hz+~+20kHz&amp;pv2145=r600Hz+~+20kHz&amp;FV=9340003%2C1f140000%2Cffe0009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K1601</text:p>
          </table:table-cell>
          <table:table-cell office:value-type="string" calcext:value-type="string">
            <text:p>CMC-6022</text:p>
          </table:table-cell>
          <table:table-cell table:formula="of:=LEN([.A127])-LEN(SUBSTITUTE([.A1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lectret_Condenser_Mic_6mm</text:p>
          </table:table-cell>
          <table:table-cell office:value-type="string" calcext:value-type="string">
            <text:p>https://www.cui.com/product/resource/cmc-6022-37t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CMC-6022-37T</text:p>
          </table:table-cell>
          <table:table-cell office:value-type="string" calcext:value-type="string">
            <text:p>102-4095-ND</text:p>
          </table:table-cell>
          <table:table-cell office:value-type="string" calcext:value-type="string">
            <text:p>https://www.digikey.com/product-detail/en/cui-inc/CMC-6022-37T/102-4095-ND/6561033</text:p>
          </table:table-cell>
          <table:table-cell office:value-type="string" calcext:value-type="string">
            <text:p>±3dB</text:p>
          </table:table-cell>
          <table:table-cell office:value-type="string" calcext:value-type="string">
            <text:p>https://www.digikey.com/products/en/audio-products/microphones/158?k=&amp;pkeyword=&amp;pv966=678&amp;pv966=281&amp;pv966=434&amp;pv966=469&amp;pv966=428&amp;pv966=292&amp;pv966=522&amp;pv966=525&amp;pv966=481&amp;pv966=551&amp;pv966=1658&amp;pv966=330&amp;pv966=415&amp;pv966=1367&amp;pv966=317&amp;pv966=395&amp;FV=a40062%2C9340003%2C1f140000%2Cyr100Hz+~+20kHz%7C2145%2Cyr100Hz+~+80kHz%7C2145%2Cyr20Hz+~+20kHz%7C2145%2Cyr25Hz+~+20kHz%7C2145%2Cyr28Hz+~+20kHz%7C2145%2Cyr35Hz+~+20kHz%7C2145%2Cyr50Hz+~+20kHz%7C2145%2Cyr60Hz+~+20kHz%7C2145%2Cyr6Hz+~+20kHz%7C2145%2Cyr70Hz+~+20kHz%7C2145%2Cyr75Hz+~+20kHz%7C2145%2Cffe0009e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803</text:p>
          </table:table-cell>
          <table:table-cell office:value-type="string" calcext:value-type="string">
            <text:p>Key_E</text:p>
          </table:table-cell>
          <table:table-cell table:formula="of:=LEN([.A128])-LEN(SUBSTITUTE([.A1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DT180EXX</text:p>
          </table:table-cell>
          <table:table-cell office:value-type="string" calcext:value-type="string">
            <text:p>https://www.amphenolcanada.com/ProductSearch/drawings/AC/CMDT180XXX001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MDT180E03001</text:p>
          </table:table-cell>
          <table:table-cell office:value-type="string" calcext:value-type="string">
            <text:p>MDT180E03001CT-ND</text:p>
          </table:table-cell>
          <table:table-cell office:value-type="string" calcext:value-type="string">
            <text:p>https://www.digikey.com/product-detail/en/amphenol-commercial-products/MDT180E03001/MDT180E03001CT-ND/58103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DT180E0300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2</text:p>
          </table:table-cell>
          <table:table-cell office:value-type="string" calcext:value-type="string">
            <text:p>LCD</text:p>
          </table:table-cell>
          <table:table-cell table:formula="of:=LEN([.A129])-LEN(SUBSTITUTE([.A12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Hirose_FPC_39x0_3</text:p>
          </table:table-cell>
          <table:table-cell office:value-type="string" calcext:value-type="string">
            <text:p>https://www.hirose.com/product/en/download_file/key_name/FH26-39S-0.3SHW%2805%29/category/Drawing%20(2D)/doc_file_id/42931/?file_category_id=6&amp;item_id=05800201105&amp;is_series=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FH26-39S-0.3SHW</text:p>
          </table:table-cell>
          <table:table-cell office:value-type="string" calcext:value-type="string">
            <text:p>FH26-39S-0.3SHW(05)</text:p>
          </table:table-cell>
          <table:table-cell office:value-type="string" calcext:value-type="string">
            <text:p>https://www.arrow.com/en/products/fh26-39s-0.3shw-05/hirose-electric?utm_campaign=octopart_2018&amp;utm_currency=USD&amp;utm_keyword=FH26-39S-0.3SHW%2805%29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FH26-39s-0.3shw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001</text:p>
          </table:table-cell>
          <table:table-cell office:value-type="string" calcext:value-type="string">
            <text:p>Micro_SD</text:p>
          </table:table-cell>
          <table:table-cell table:formula="of:=LEN([.A130])-LEN(SUBSTITUTE([.A1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LPS_SCHA4B0419</text:p>
          </table:table-cell>
          <table:table-cell office:value-type="string" calcext:value-type="string">
            <text:p>https://www.mouser.com/datasheet/2/15/alps_SCHA4B0419-1155906.pdf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CHA4B0419</text:p>
          </table:table-cell>
          <table:table-cell office:value-type="string" calcext:value-type="string">
            <text:p>688-SCHA4B0419</text:p>
          </table:table-cell>
          <table:table-cell office:value-type="string" calcext:value-type="string">
            <text:p>https://www.mouser.com/ProductDetail/ALPS/SCHA4B0419?qs=sGAEpiMZZMuJakaoiLiBpsFSICW6cUCj0ci6XSEAGXcTwv1T7afZMw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Connectors/Memory-Connectors/Memory-Card-Connectors/_/N-axj8k?P=1yzxfxm&amp;Ns=Pricing|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4</text:p>
          </table:table-cell>
          <table:table-cell office:value-type="string" calcext:value-type="string">
            <text:p>Micro_SIM_Card</text:p>
          </table:table-cell>
          <table:table-cell table:formula="of:=LEN([.A131])-LEN(SUBSTITUTE([.A13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JAE_SF56</text:p>
          </table:table-cell>
          <table:table-cell office:value-type="string" calcext:value-type="string">
            <text:p>http://www.jae.com/z-en/pdf_download_exec.cfm?param=MB-0256-2E_SF56.pdf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SF56S006V4BR2000</text:p>
          </table:table-cell>
          <table:table-cell office:value-type="string" calcext:value-type="string">
            <text:p>670-2834-1-ND</text:p>
          </table:table-cell>
          <table:table-cell office:value-type="string" calcext:value-type="string">
            <text:p>https://www.digikey.com/product-detail/en/jae-electronics/SF56S006V4BR2000/670-2834-1-ND/52801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memory-connectors-pc-card-sockets/414?FV=85c0073%2C85c0082%2C85c0084%2C85c0086%2C85c0052%2C1f140000%2Cffe0019e%2C160001a%2C16002bf%2C160035d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3</text:p>
          </table:table-cell>
          <table:table-cell office:value-type="string" calcext:value-type="string">
            <text:p>mPCIe</text:p>
          </table:table-cell>
          <table:table-cell table:formula="of:=LEN([.A132])-LEN(SUBSTITUTE([.A1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pcie-socket</text:p>
          </table:table-cell>
          <table:table-cell office:value-type="string" calcext:value-type="string">
            <text:p>http://www.te.com/commerce/DocumentDelivery/DDEController?Action=showdoc&amp;DocId=Data+Sheet%7F8-1773459-7_EXPRESS_MINI_CARD_QRG%7F0816%7Fpdf%7FEnglish%7FENG_DS_8-1773459-7_EXPRESS_MINI_CARD_QRG_0816.pdf%7F2041119-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041119-1</text:p>
          </table:table-cell>
          <table:table-cell office:value-type="string" calcext:value-type="string">
            <text:p>571-2041119-1</text:p>
          </table:table-cell>
          <table:table-cell office:value-type="string" calcext:value-type="string">
            <text:p>https://www2.mouser.com/ProductDetail/TE-Connectivity/2041119-1?qs=%252bD5sUuPmlApmv1YR%252baSc%252bw%3D%3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301</text:p>
          </table:table-cell>
          <table:table-cell office:value-type="string" calcext:value-type="string">
            <text:p>OV5640</text:p>
          </table:table-cell>
          <table:table-cell table:formula="of:=LEN([.A133])-LEN(SUBSTITUTE([.A13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Pan_AXT650124</text:p>
          </table:table-cell>
          <table:table-cell office:value-type="string" calcext:value-type="string">
            <text:p>https://www3.panasonic.biz/ac/cdn/e/control/connector/base-fpc/catalog/con_eng_f4s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AXT530124</text:p>
          </table:table-cell>
          <table:table-cell office:value-type="string" calcext:value-type="string">
            <text:p>769-AXT630124</text:p>
          </table:table-cell>
          <table:table-cell office:value-type="string" calcext:value-type="string">
            <text:p>https://www.mouser.com/ProductDetail/Panasonic-Industrial-Devices/AXT530124?qs=2rFUEsTwVNyiwPOEKkiHLw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XT53012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201</text:p>
          </table:table-cell>
          <table:table-cell office:value-type="string" calcext:value-type="string">
            <text:p>Smart_Card</text:p>
          </table:table-cell>
          <table:table-cell table:formula="of:=LEN([.A134])-LEN(SUBSTITUTE([.A13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Amphenol_SIMcard_10100271</text:p>
          </table:table-cell>
          <table:table-cell office:value-type="string" calcext:value-type="string">
            <text:p>https://www.amphenolcanada.com/productsearch/drawings/ac/1010027182.pdf</text:p>
          </table:table-cell>
          <table:table-cell office:value-type="string" calcext:value-type="string">
            <text:p>Amphenol</text:p>
          </table:table-cell>
          <table:table-cell table:number-columns-repeated="2" office:value-type="float" office:value="1010027182" calcext:value-type="float">
            <text:p>1010027182</text:p>
          </table:table-cell>
          <table:table-cell office:value-type="string" calcext:value-type="string">
            <text:p>https://www.onlinecomponents.com/amphenol-commercial-products-1010027182.html?p=48410341&amp;utm_source=octopart&amp;utm_medium=inventoryrefferal&amp;utm_campaign=octopart&amp;ref=OctopartFe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1010027182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1</text:p>
          </table:table-cell>
          <table:table-cell office:value-type="string" calcext:value-type="string">
            <text:p>Touch</text:p>
          </table:table-cell>
          <table:table-cell table:formula="of:=LEN([.A135])-LEN(SUBSTITUTE([.A1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H34SRJ-6S-0.5SH</text:p>
          </table:table-cell>
          <table:table-cell office:value-type="string" calcext:value-type="string">
            <text:p>https://www.hirose.com/product/download/?distributor=digikey&amp;type=2d&amp;lang=en&amp;num=FH34SRJ-6S-0.5SH(50)</text:p>
          </table:table-cell>
          <table:table-cell office:value-type="string" calcext:value-type="string">
            <text:p>Hirose Electric</text:p>
          </table:table-cell>
          <table:table-cell office:value-type="string" calcext:value-type="string">
            <text:p>FH34SRJ-6S-0.5SH(50)</text:p>
          </table:table-cell>
          <table:table-cell office:value-type="string" calcext:value-type="string">
            <text:p>H125773CT-ND</text:p>
          </table:table-cell>
          <table:table-cell office:value-type="string" calcext:value-type="string">
            <text:p>https://www.digikey.com/product-detail/en/hirose-electric-co-ltd/FH34SRJ-6S-0.5SH-50/H125773CT-ND/85948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Hirose-Connector/FH34SRJ-6S-05SH50?qs=vnk2wBG9e15jF3vv7p0sb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1, J1502, J1801, J1802</text:p>
          </table:table-cell>
          <table:table-cell office:value-type="string" calcext:value-type="string">
            <text:p>u.FL</text:p>
          </table:table-cell>
          <table:table-cell table:formula="of:=LEN([.A136])-LEN(SUBSTITUTE([.A13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U.FL_Hirose_U.FL-R-SMT-1_Vertical</text:p>
          </table:table-cell>
          <table:table-cell office:value-type="string" calcext:value-type="string">
            <text:p>https://linxtechnologies.com/wp/wp-content/uploads/conufl001-smd.pdf</text:p>
          </table:table-cell>
          <table:table-cell office:value-type="string" calcext:value-type="string">
            <text:p>Linx</text:p>
          </table:table-cell>
          <table:table-cell office:value-type="string" calcext:value-type="string">
            <text:p>CONUFL001-SMD-T</text:p>
          </table:table-cell>
          <table:table-cell office:value-type="string" calcext:value-type="string">
            <text:p>712-CONUFL001-SMD-T</text:p>
          </table:table-cell>
          <table:table-cell office:value-type="string" calcext:value-type="string">
            <text:p>https://www.mouser.com/ProductDetail/Linx-Technologies/CONUFL001-SMD-T?qs=%2fha2pyFaduivK93xHKUivxg4VjfDQlObuMZMwyaL26SpKX%252bySjigO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CONUFL001-SMD-T&amp;oq=CONUFL001-SMD-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01</text:p>
          </table:table-cell>
          <table:table-cell office:value-type="string" calcext:value-type="string">
            <text:p>USB_C</text:p>
          </table:table-cell>
          <table:table-cell table:formula="of:=LEN([.A137])-LEN(SUBSTITUTE([.A137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USB_C_Receptacle</text:p>
          </table:table-cell>
          <table:table-cell office:value-type="string" calcext:value-type="string">
            <text:p>https://www.mouser.com/datasheet/2/18/Amphenol_03192018_12401598E4_2A-1313897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2401598E4#2A</text:p>
          </table:table-cell>
          <table:table-cell office:value-type="string" calcext:value-type="string">
            <text:p>523-12401598E4#2A</text:p>
          </table:table-cell>
          <table:table-cell office:value-type="string" calcext:value-type="string">
            <text:p>https://www.mouser.com/ProductDetail/Amphenol-Commercial-Products/12401598E42A?qs=sGAEpiMZZMulM8LPOQ%252byk%252bquSaH2WQ%2flVj70qO6U3QOxNt%2fSK0YysQ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k=&amp;pkeyword=&amp;pv29=10&amp;FV=700b08%2C1f140000%2Cffe0013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901</text:p>
          </table:table-cell>
          <table:table-cell office:value-type="string" calcext:value-type="string">
            <text:p>Mini-HDMI</text:p>
          </table:table-cell>
          <table:table-cell table:formula="of:=LEN([.A138])-LEN(SUBSTITUTE([.A138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HDMI_Mini_Female_2001-1-2-21-00-BK</text:p>
          </table:table-cell>
          <table:table-cell office:value-type="string" calcext:value-type="string">
            <text:p>http://cnctech.us/pdfs/2001-1-2-21-00-BK.pdf</text:p>
          </table:table-cell>
          <table:table-cell/>
          <table:table-cell office:value-type="string" calcext:value-type="string">
            <text:p>2001-1-2-21-00-BK</text:p>
          </table:table-cell>
          <table:table-cell office:value-type="string" calcext:value-type="string">
            <text:p>1175-1704-1-ND</text:p>
          </table:table-cell>
          <table:table-cell office:value-type="string" calcext:value-type="string">
            <text:p>https://www.digikey.com/product-detail/en/cnc-tech/2001-1-2-21-00-BK/1175-1704-1-ND/4867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FV=ffe00138%2C7008fd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401</text:p>
          </table:table-cell>
          <table:table-cell office:value-type="string" calcext:value-type="string">
            <text:p>Conn_01x02</text:p>
          </table:table-cell>
          <table:table-cell table:formula="of:=LEN([.A139])-LEN(SUBSTITUTE([.A13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1.25T-1-2AW</text:p>
          </table:table-cell>
          <table:table-cell office:value-type="string" calcext:value-type="string">
            <text:p>https://datasheet.lcsc.com/szlcsc/Boom-Precision-Elec-1-25T-1-2AW_C10832.pdf</text:p>
          </table:table-cell>
          <table:table-cell office:value-type="string" calcext:value-type="string">
            <text:p>Boom Precision</text:p>
          </table:table-cell>
          <table:table-cell table:number-columns-repeated="2" office:value-type="string" calcext:value-type="string">
            <text:p>1.25T-1-2AW</text:p>
          </table:table-cell>
          <table:table-cell office:value-type="string" calcext:value-type="string">
            <text:p>https://lcsc.com/product-detail/1-25T-Connectors_1-25T-1-2AW_C10832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530480210/mole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701</text:p>
          </table:table-cell>
          <table:table-cell office:value-type="string" calcext:value-type="string">
            <text:p>RJ45</text:p>
          </table:table-cell>
          <table:table-cell table:formula="of:=LEN([.A140])-LEN(SUBSTITUTE([.A14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Conn_Molex_MagJack</text:p>
          </table:table-cell>
          <table:table-cell office:value-type="string" calcext:value-type="string">
            <text:p>http://www.molex.com/pdm_docs/sd/936263006_sd.pdf</text:p>
          </table:table-cell>
          <table:table-cell/>
          <table:table-cell office:value-type="float" office:value="936263006" calcext:value-type="float">
            <text:p>936263006</text:p>
          </table:table-cell>
          <table:table-cell office:value-type="string" calcext:value-type="string">
            <text:p>WM17615-ND</text:p>
          </table:table-cell>
          <table:table-cell office:value-type="string" calcext:value-type="string">
            <text:p>https://www.mouser.com/ProductDetail/Molex/93626-3006?qs=sGAEpiMZZMve4%2fbfQkoj%252bP%252b9Vd3WiQP62rKsrDLsV38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93626-300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601</text:p>
          </table:table-cell>
          <table:table-cell office:value-type="string" calcext:value-type="string">
            <text:p>SJ-43515TS</text:p>
          </table:table-cell>
          <table:table-cell table:formula="of:=LEN([.A141])-LEN(SUBSTITUTE([.A14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Phone_Jack_SJ-43515TS</text:p>
          </table:table-cell>
          <table:table-cell office:value-type="string" calcext:value-type="string">
            <text:p>https://www.cui.com/product/resource/sj-4351x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J-43515TS</text:p>
          </table:table-cell>
          <table:table-cell office:value-type="string" calcext:value-type="string">
            <text:p>CP-43515TS-ND</text:p>
          </table:table-cell>
          <table:table-cell office:value-type="string" calcext:value-type="string">
            <text:p>https://www.arrow.com/en/products/sj-43515ts/cui-in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barrel-audio-connectors/434?FV=740002%2C8740008%2C1e800011%2C1f140000%2Cffe001b2%2C440007f%2C4400044%2C4400045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T301</text:p>
          </table:table-cell>
          <table:table-cell table:style-name="ce4" office:value-type="float" office:value="18650" calcext:value-type="float">
            <text:p>18650</text:p>
          </table:table-cell>
          <table:table-cell table:formula="of:=LEN([.A142])-LEN(SUBSTITUTE([.A142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BH18650</text:p>
          </table:table-cell>
          <table:table-cell office:value-type="string" calcext:value-type="string">
            <text:p>https://www.tme.eu/en/Document/8fa81c4c5d128169ded6af3ed3867ae3/BHC-18650-1P.pdf</text:p>
          </table:table-cell>
          <table:table-cell office:value-type="string" calcext:value-type="string">
            <text:p>COMF</text:p>
          </table:table-cell>
          <table:table-cell table:number-columns-repeated="2" office:value-type="string" calcext:value-type="string">
            <text:p>BHC-18650-1P</text:p>
          </table:table-cell>
          <table:table-cell office:value-type="string" calcext:value-type="string">
            <text:p>https://www.tme.eu/en/details/bhc-18650-1p/batteries-holders/comf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sierraic.com/BHC186501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, P2, P3, P4</text:p>
          </table:table-cell>
          <table:table-cell office:value-type="string" calcext:value-type="string">
            <text:p>IMX8M-SOM1</text:p>
          </table:table-cell>
          <table:table-cell table:formula="of:=LEN([.A143])-LEN(SUBSTITUTE([.A143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mCr_SOM_IMX8M_Connector</text:p>
          </table:table-cell>
          <table:table-cell office:value-type="string" calcext:value-type="string">
            <text:p>https://www.hirose.com/product/en/download_file/key_name/DF40/category/Catalog/doc_file_id/31649/?file_category_id=4&amp;item_id=22&amp;is_series=1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40HC(4.0)-80DS-0.4V(51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2401</text:p>
          </table:table-cell>
          <table:table-cell office:value-type="string" calcext:value-type="string">
            <text:p>Motor</text:p>
          </table:table-cell>
          <table:table-cell table:formula="of:=LEN([.A145])-LEN(SUBSTITUTE([.A145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BY0820Z021L20</text:p>
          </table:table-cell>
          <table:table-cell office:value-type="string" calcext:value-type="string">
            <text:p>https://cloud.puri.sm/s/z8JR6DJ4KrJYzoW</text:p>
          </table:table-cell>
          <table:table-cell office:value-type="string" calcext:value-type="string">
            <text:p>Yichang Flourishing</text:p>
          </table:table-cell>
          <table:table-cell office:value-type="string" calcext:value-type="string">
            <text:p>BY0820Z021L20</text:p>
          </table:table-cell>
          <table:table-cell office:value-type="string" calcext:value-type="string">
            <text:p>BY0820L20</text:p>
          </table:table-cell>
          <table:table-cell office:value-type="string" calcext:value-type="string">
            <text:p>https://www.alibaba.com/product-detail/Coin-motor-vibration-dc-motorcellphone_1994583657.html?spm=a2700.8443308.0.0.5aa13e5f1wxHg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fpshop.com/product/nfp-coin-motor-c0834-free-wire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M1301</text:p>
          </table:table-cell>
          <table:table-cell office:value-type="string" calcext:value-type="string">
            <text:p>OV5640_Camera</text:p>
          </table:table-cell>
          <table:table-cell table:formula="of:=LEN([.A146])-LEN(SUBSTITUTE([.A146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amera_CO8725-B5SA-E</text:p>
          </table:table-cell>
          <table:table-cell office:value-type="string" calcext:value-type="string">
            <text:p>http://www.trulyamerica.com/products/compact-camera-module/#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L1501, CBL1502, CBL1801, CBL1802</text:p>
          </table:table-cell>
          <table:table-cell office:value-type="string" calcext:value-type="string">
            <text:p>Coax_cable_ufl_ufl</text:p>
          </table:table-cell>
          <table:table-cell table:formula="of:=LEN([.A147])-LEN(SUBSTITUTE([.A147];&quot;,&quot;;&quot;&quot;))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4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1201</text:p>
          </table:table-cell>
          <table:table-cell office:value-type="string" calcext:value-type="string">
            <text:p>Display_JH057N00900</text:p>
          </table:table-cell>
          <table:table-cell table:formula="of:=LEN([.A148])-LEN(SUBSTITUTE([.A148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JH057N00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1801</text:p>
          </table:table-cell>
          <table:table-cell office:value-type="string" calcext:value-type="string">
            <text:p>WifiBTCard</text:p>
          </table:table-cell>
          <table:table-cell table:formula="of:=LEN([.A149])-LEN(SUBSTITUTE([.A149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2Card_E_2230</text:p>
          </table:table-cell>
          <table:table-cell office:value-type="string" calcext:value-type="string">
            <text:p>http://www.redpinesignals.com/pdfs/RS9116_Connectivity_Product_Brief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501</text:p>
          </table:table-cell>
          <table:table-cell office:value-type="string" calcext:value-type="string">
            <text:p>ModemCard</text:p>
          </table:table-cell>
          <table:table-cell table:formula="of:=LEN([.A150])-LEN(SUBSTITUTE([.A150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pcie-outline</text:p>
          </table:table-cell>
          <table:table-cell office:value-type="string" calcext:value-type="string">
            <text:p>https://cloud.puri.sm/s/iSg345Zb5Fyd3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01</text:p>
          </table:table-cell>
          <table:table-cell office:value-type="string" calcext:value-type="string">
            <text:p>EmC_SoM</text:p>
          </table:table-cell>
          <table:table-cell table:formula="of:=LEN([.A151])-LEN(SUBSTITUTE([.A151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EmCr_SOM_IMX8M_Outline</text:p>
          </table:table-cell>
          <table:table-cell office:value-type="string" calcext:value-type="string">
            <text:p>https://emcraft.com/component/jdownloads/view.download/153/114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211, R212, R213, R215, R216, R217, R218, R202, R203, R204, R205, R219, R309, R411, R419, R402, R412, R414, R507, R806, R804, R1004, R1003, R1002, R1407, R1408, R1508, R1601, R1713, R1715, R1719, R1720, R1702, R1704, R1802, R1909, R2103, R2301</text:p>
          </table:table-cell>
          <table:table-cell office:value-type="string" calcext:value-type="string">
            <text:p>NC</text:p>
          </table:table-cell>
          <table:table-cell table:formula="of:=LEN([.A153])-LEN(SUBSTITUTE([.A153];&quot;,&quot;;&quot;&quot;))+1" office:value-type="float" office:value="38" calcext:value-type="float">
            <text:p>3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6, C1001, C1524, C1519, C1518, C1606, C1608, C1709, C1712, C1715, C2305, C2306, C2307</text:p>
          </table:table-cell>
          <table:table-cell office:value-type="string" calcext:value-type="string">
            <text:p>NC</text:p>
          </table:table-cell>
          <table:table-cell table:formula="of:=LEN([.A154])-LEN(SUBSTITUTE([.A154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301</text:p>
          </table:table-cell>
          <table:table-cell office:value-type="string" calcext:value-type="string">
            <text:p>NC</text:p>
          </table:table-cell>
          <table:table-cell table:formula="of:=LEN([.A155])-LEN(SUBSTITUTE([.A15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302</text:p>
          </table:table-cell>
          <table:table-cell office:value-type="string" calcext:value-type="string">
            <text:p>NC</text:p>
          </table:table-cell>
          <table:table-cell table:formula="of:=LEN([.A156])-LEN(SUBSTITUTE([.A15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05, D206</text:p>
          </table:table-cell>
          <table:table-cell office:value-type="string" calcext:value-type="string">
            <text:p>NC</text:p>
          </table:table-cell>
          <table:table-cell table:formula="of:=LEN([.A157])-LEN(SUBSTITUTE([.A15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701</text:p>
          </table:table-cell>
          <table:table-cell office:value-type="string" calcext:value-type="string">
            <text:p>NC</text:p>
          </table:table-cell>
          <table:table-cell table:formula="of:=LEN([.A158])-LEN(SUBSTITUTE([.A158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https://media.digikey.com/PDF/Data%20Sheets/Sullins%20PDFs/z%20RzCzzzSzzN-RC,%20ST,11635-B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REC006SAAN-RC</text:p>
          </table:table-cell>
          <table:table-cell office:value-type="string" calcext:value-type="string">
            <text:p>S1012EC-06-ND</text:p>
          </table:table-cell>
          <table:table-cell office:value-type="string" calcext:value-type="string">
            <text:p>https://www.digikey.com/product-detail/en/sullins-connector-solutions/PREC006SAAN-RC/S1012EC-06-ND/27748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5=1814&amp;FV=114016f%2C1140050%2C1600007%2C1680001%2C8d00002%2C1bf80001%2C1f140000%2C1fa40053%2Cffe0013a%2C934001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801</text:p>
          </table:table-cell>
          <table:table-cell office:value-type="string" calcext:value-type="string">
            <text:p>NC</text:p>
          </table:table-cell>
          <table:table-cell table:formula="of:=LEN([.A159])-LEN(SUBSTITUTE([.A15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2x05_Pitch1.27mm_SMD</text:p>
          </table:table-cell>
          <table:table-cell office:value-type="string" calcext:value-type="string">
            <text:p>https://media.digikey.com/pdf/Data%20Sheets/Sullins%20PDFs/GRPB_%20_2VWQS-RC%2010958-C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GRPB052VWQS-RC</text:p>
          </table:table-cell>
          <table:table-cell office:value-type="string" calcext:value-type="string">
            <text:p>S9012E-05-ND</text:p>
          </table:table-cell>
          <table:table-cell office:value-type="string" calcext:value-type="string">
            <text:p>https://www.digikey.com/product-detail/en/sullins-connector-solutions/GRPB052VWQS-RC/S9012E-05-ND/17864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2024=6&amp;FV=1140003%2C160000a%2C1680002%2C1fa40016%2Cffe0013a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401, JP402, JP403, JP404, JP1801</text:p>
          </table:table-cell>
          <table:table-cell office:value-type="string" calcext:value-type="string">
            <text:p>NC</text:p>
          </table:table-cell>
          <table:table-cell table:formula="of:=LEN([.A160])-LEN(SUBSTITUTE([.A160];&quot;,&quot;;&quot;&quot;))+1" office:value-type="float" office:value="5" calcext:value-type="float">
            <text:p>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00mm</text:p>
          </table:table-cell>
          <table:table-cell office:value-type="string" calcext:value-type="string">
            <text:p>http://suddendocs.samtec.com/testreports/440550_report_rev_1_qua.pdf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TMM-102-03-T-S</text:p>
          </table:table-cell>
          <table:table-cell office:value-type="string" calcext:value-type="string">
            <text:p>SAM8977-ND</text:p>
          </table:table-cell>
          <table:table-cell office:value-type="string" calcext:value-type="string">
            <text:p>https://www.digikey.com/product-detail/en/samtec-inc/TMM-102-03-T-S/SAM8977-ND/2345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2sn-bk-g/samte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301</text:p>
          </table:table-cell>
          <table:table-cell office:value-type="string" calcext:value-type="string">
            <text:p>NC</text:p>
          </table:table-cell>
          <table:table-cell table:formula="of:=LEN([.A161])-LEN(SUBSTITUTE([.A16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https://www.molex.com/webdocs/datasheets/pdf/en-us/0015381026_ACCESSORIES.pdf</text:p>
          </table:table-cell>
          <table:table-cell office:value-type="string" calcext:value-type="string">
            <text:p>Molex</text:p>
          </table:table-cell>
          <table:table-cell office:value-type="float" office:value="22284020" calcext:value-type="float">
            <text:p>22284020</text:p>
          </table:table-cell>
          <table:table-cell office:value-type="string" calcext:value-type="string">
            <text:p>WM50014-02-ND</text:p>
          </table:table-cell>
          <table:table-cell office:value-type="string" calcext:value-type="string">
            <text:p>https://www.digikey.com/product-detail/en/molex-llc/0022284020/WM50014-02-ND/3137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015381026/molex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8">00/00/0000</text:date>, <text:time style:data-style-name="N2" text:time-value="20:44:00.187810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8T20:45:01.296214741</dc:date>
    <meta:editing-duration>PT3H20M1S</meta:editing-duration>
    <meta:editing-cycles>96</meta:editing-cycles>
    <meta:generator>LibreOffice/6.0.5.2$Linux_X86_64 LibreOffice_project/00$Build-2</meta:generator>
    <meta:document-statistic meta:table-count="1" meta:cell-count="1428" meta:object-count="0"/>
  </office:meta>
</office:document-meta>
</file>